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52cm"/>
    </style:style>
    <style:style style:name="co2" style:family="table-column">
      <style:table-column-properties fo:break-before="auto" style:column-width="4.038cm"/>
    </style:style>
    <style:style style:name="co3" style:family="table-column">
      <style:table-column-properties fo:break-before="auto" style:column-width="4.692cm"/>
    </style:style>
    <style:style style:name="co4" style:family="table-column">
      <style:table-column-properties fo:break-before="auto" style:column-width="4.42cm"/>
    </style:style>
    <style:style style:name="co5" style:family="table-column">
      <style:table-column-properties fo:break-before="auto" style:column-width="5.073cm"/>
    </style:style>
    <style:style style:name="co6" style:family="table-column">
      <style:table-column-properties fo:break-before="auto" style:column-width="4.611cm"/>
    </style:style>
    <style:style style:name="co7" style:family="table-column">
      <style:table-column-properties fo:break-before="auto" style:column-width="5.263cm"/>
    </style:style>
    <style:style style:name="co8" style:family="table-column">
      <style:table-column-properties fo:break-before="auto" style:column-width="4.992cm"/>
    </style:style>
    <style:style style:name="co9" style:family="table-column">
      <style:table-column-properties fo:break-before="auto" style:column-width="5.644cm"/>
    </style:style>
    <style:style style:name="co10" style:family="table-column">
      <style:table-column-properties fo:break-before="auto" style:column-width="3.711cm"/>
    </style:style>
    <style:style style:name="co11" style:family="table-column">
      <style:table-column-properties fo:break-before="auto" style:column-width="4.366cm"/>
    </style:style>
    <style:style style:name="co12" style:family="table-column">
      <style:table-column-properties fo:break-before="auto" style:column-width="4.092cm"/>
    </style:style>
    <style:style style:name="co13" style:family="table-column">
      <style:table-column-properties fo:break-before="auto" style:column-width="4.747cm"/>
    </style:style>
    <style:style style:name="co14" style:family="table-column">
      <style:table-column-properties fo:break-before="auto" style:column-width="4.147cm"/>
    </style:style>
    <style:style style:name="co15" style:family="table-column">
      <style:table-column-properties fo:break-before="auto" style:column-width="4.801cm"/>
    </style:style>
    <style:style style:name="co16" style:family="table-column">
      <style:table-column-properties fo:break-before="auto" style:column-width="5.69cm"/>
    </style:style>
    <style:style style:name="co17" style:family="table-column">
      <style:table-column-properties fo:break-before="auto" style:column-width="5.182cm"/>
    </style:style>
    <style:style style:name="co18" style:family="table-column">
      <style:table-column-properties fo:break-before="auto" style:column-width="10.439cm"/>
    </style:style>
    <style:style style:name="co19" style:family="table-column">
      <style:table-column-properties fo:break-before="auto" style:column-width="11.201cm"/>
    </style:style>
    <style:style style:name="co20" style:family="table-column">
      <style:table-column-properties fo:break-before="auto" style:column-width="10.301cm"/>
    </style:style>
    <style:style style:name="co21" style:family="table-column">
      <style:table-column-properties fo:break-before="auto" style:column-width="11.065cm"/>
    </style:style>
    <style:style style:name="co22" style:family="table-column">
      <style:table-column-properties fo:break-before="auto" style:column-width="9.103cm"/>
    </style:style>
    <style:style style:name="co23" style:family="table-column">
      <style:table-column-properties fo:break-before="auto" style:column-width="9.865cm"/>
    </style:style>
    <style:style style:name="co24" style:family="table-column">
      <style:table-column-properties fo:break-before="auto" style:column-width="8.968cm"/>
    </style:style>
    <style:style style:name="co25" style:family="table-column">
      <style:table-column-properties fo:break-before="auto" style:column-width="9.73cm"/>
    </style:style>
    <style:style style:name="co26" style:family="table-column">
      <style:table-column-properties fo:break-before="auto" style:column-width="10.492cm"/>
    </style:style>
    <style:style style:name="co27" style:family="table-column">
      <style:table-column-properties fo:break-before="auto" style:column-width="11.255cm"/>
    </style:style>
    <style:style style:name="co28" style:family="table-column">
      <style:table-column-properties fo:break-before="auto" style:column-width="10.356cm"/>
    </style:style>
    <style:style style:name="co29" style:family="table-column">
      <style:table-column-properties fo:break-before="auto" style:column-width="11.12cm"/>
    </style:style>
    <style:style style:name="co30" style:family="table-column">
      <style:table-column-properties fo:break-before="auto" style:column-width="9.158cm"/>
    </style:style>
    <style:style style:name="co31" style:family="table-column">
      <style:table-column-properties fo:break-before="auto" style:column-width="9.92cm"/>
    </style:style>
    <style:style style:name="co32" style:family="table-column">
      <style:table-column-properties fo:break-before="auto" style:column-width="9.022cm"/>
    </style:style>
    <style:style style:name="co33" style:family="table-column">
      <style:table-column-properties fo:break-before="auto" style:column-width="9.784cm"/>
    </style:style>
    <style:style style:name="co3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</office:automatic-styles>
  <office:body>
    <office:spreadsheet>
      <table:calculation-settings table:automatic-find-labels="false" table:use-regular-expressions="false" table:use-wildcards="true"/>
      <table:table table:name="eval_calibration_testset_openstack_netcal_platt_threshold_0.5_aggregated_scaling_metric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number-columns-repeated="2" table:default-cell-style-name="Default"/>
        <table:table-column table:style-name="co20" table:number-columns-repeated="2" table:default-cell-style-name="Default"/>
        <table:table-column table:style-name="co21" table:number-columns-repeated="2" table:default-cell-style-name="Default"/>
        <table:table-column table:style-name="co22" table:number-columns-repeated="2" table:default-cell-style-name="Default"/>
        <table:table-column table:style-name="co23" table:number-columns-repeated="2" table:default-cell-style-name="Default"/>
        <table:table-column table:style-name="co24" table:number-columns-repeated="2" table:default-cell-style-name="Default"/>
        <table:table-column table:style-name="co25" table:number-columns-repeated="2" table:default-cell-style-name="Default"/>
        <table:table-column table:style-name="co26" table:number-columns-repeated="2" table:default-cell-style-name="Default"/>
        <table:table-column table:style-name="co27" table:number-columns-repeated="2" table:default-cell-style-name="Default"/>
        <table:table-column table:style-name="co28" table:number-columns-repeated="2" table:default-cell-style-name="Default"/>
        <table:table-column table:style-name="co29" table:number-columns-repeated="2" table:default-cell-style-name="Default"/>
        <table:table-column table:style-name="co30" table:number-columns-repeated="2" table:default-cell-style-name="Default"/>
        <table:table-column table:style-name="co31" table:number-columns-repeated="2" table:default-cell-style-name="Default"/>
        <table:table-column table:style-name="co32" table:number-columns-repeated="2" table:default-cell-style-name="Default"/>
        <table:table-column table:style-name="co33" table:number-columns-repeated="2" table:default-cell-style-name="Default"/>
        <table:table-column table:style-name="co34" table:number-columns-repeated="971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ece_score_uncalibrated</text:p>
          </table:table-cell>
          <table:table-cell office:value-type="string" calcext:value-type="string">
            <text:p>ece_score_uncalibrated_cal</text:p>
          </table:table-cell>
          <table:table-cell office:value-type="string" calcext:value-type="string">
            <text:p>ece_score_calibrated_nps</text:p>
          </table:table-cell>
          <table:table-cell office:value-type="string" calcext:value-type="string">
            <text:p>ece_score_calibrated_nps_cal</text:p>
          </table:table-cell>
          <table:table-cell office:value-type="string" calcext:value-type="string">
            <text:p>ece_50_score_uncalibrated</text:p>
          </table:table-cell>
          <table:table-cell office:value-type="string" calcext:value-type="string">
            <text:p>ece_50_score_uncalibrated_cal</text:p>
          </table:table-cell>
          <table:table-cell office:value-type="string" calcext:value-type="string">
            <text:p>ece_50_score_calibrated_nps</text:p>
          </table:table-cell>
          <table:table-cell office:value-type="string" calcext:value-type="string">
            <text:p>ece_50_score_calibrated_nps_cal</text:p>
          </table:table-cell>
          <table:table-cell office:value-type="string" calcext:value-type="string">
            <text:p>auc_score_uncalibrated</text:p>
          </table:table-cell>
          <table:table-cell office:value-type="string" calcext:value-type="string">
            <text:p>auc_score_uncalibrated_cal</text:p>
          </table:table-cell>
          <table:table-cell office:value-type="string" calcext:value-type="string">
            <text:p>auc_score_calibrated_nps</text:p>
          </table:table-cell>
          <table:table-cell office:value-type="string" calcext:value-type="string">
            <text:p>auc_score_calibrated_nps_cal</text:p>
          </table:table-cell>
          <table:table-cell office:value-type="string" calcext:value-type="string">
            <text:p>log_loss_uncalibrated</text:p>
          </table:table-cell>
          <table:table-cell office:value-type="string" calcext:value-type="string">
            <text:p>log_loss_uncalibrated_cal</text:p>
          </table:table-cell>
          <table:table-cell office:value-type="string" calcext:value-type="string">
            <text:p>log_loss_calibrated_nps</text:p>
          </table:table-cell>
          <table:table-cell office:value-type="string" calcext:value-type="string">
            <text:p>log_loss_calibrated_nps_cal</text:p>
          </table:table-cell>
          <table:table-cell office:value-type="string" calcext:value-type="string">
            <text:p>brier_score_uncalibrated</text:p>
          </table:table-cell>
          <table:table-cell office:value-type="string" calcext:value-type="string">
            <text:p>brier_score_uncalibrated_cal</text:p>
          </table:table-cell>
          <table:table-cell office:value-type="string" calcext:value-type="string">
            <text:p>brier_score_calibrated_nps</text:p>
          </table:table-cell>
          <table:table-cell office:value-type="string" calcext:value-type="string">
            <text:p>brier_score_calibrated_nps_cal</text:p>
          </table:table-cell>
          <table:table-cell office:value-type="string" calcext:value-type="string">
            <text:p>Custom_ECE_rel_diagram_bin_15_test_uncalibrated_test_static</text:p>
          </table:table-cell>
          <table:table-cell office:value-type="string" calcext:value-type="string">
            <text:p>Custom_ECE_rel_diagram_bin_50_test_uncalibrated_test_static</text:p>
          </table:table-cell>
          <table:table-cell office:value-type="string" calcext:value-type="string">
            <text:p>Custom_ECE_rel_diagram_bin_15_test_uncalibrated_test_interactive</text:p>
          </table:table-cell>
          <table:table-cell office:value-type="string" calcext:value-type="string">
            <text:p>Custom_ECE_rel_diagram_bin_50_test_uncalibrated_test_interactive</text:p>
          </table:table-cell>
          <table:table-cell office:value-type="string" calcext:value-type="string">
            <text:p>Custom_ECE_rel_diagram_bin_15_test_uncalibrated_cal_static</text:p>
          </table:table-cell>
          <table:table-cell office:value-type="string" calcext:value-type="string">
            <text:p>Custom_ECE_rel_diagram_bin_50_test_uncalibrated_cal_static</text:p>
          </table:table-cell>
          <table:table-cell office:value-type="string" calcext:value-type="string">
            <text:p>Custom_ECE_rel_diagram_bin_15_test_uncalibrated_cal_interactive</text:p>
          </table:table-cell>
          <table:table-cell office:value-type="string" calcext:value-type="string">
            <text:p>Custom_ECE_rel_diagram_bin_50_test_uncalibrated_cal_interactive</text:p>
          </table:table-cell>
          <table:table-cell office:value-type="string" calcext:value-type="string">
            <text:p>Custom_ECE_rel_diagram_bin_15_test_nps_static_test</text:p>
          </table:table-cell>
          <table:table-cell office:value-type="string" calcext:value-type="string">
            <text:p>Custom_ECE_rel_diagram_bin_50_test_nps_static_test</text:p>
          </table:table-cell>
          <table:table-cell office:value-type="string" calcext:value-type="string">
            <text:p>Custom_ECE_rel_diagram_bin_15_test_nps_interactive_test</text:p>
          </table:table-cell>
          <table:table-cell office:value-type="string" calcext:value-type="string">
            <text:p>Custom_ECE_rel_diagram_bin_50_test_nps_interactive_test</text:p>
          </table:table-cell>
          <table:table-cell office:value-type="string" calcext:value-type="string">
            <text:p>Custom_ECE_rel_diagram_bin_15_test_nps_static_cal</text:p>
          </table:table-cell>
          <table:table-cell office:value-type="string" calcext:value-type="string">
            <text:p>Custom_ECE_rel_diagram_bin_50_test_nps_static_cal</text:p>
          </table:table-cell>
          <table:table-cell office:value-type="string" calcext:value-type="string">
            <text:p>Custom_ECE_rel_diagram_bin_15_test_nps_interactive_cal</text:p>
          </table:table-cell>
          <table:table-cell office:value-type="string" calcext:value-type="string">
            <text:p>Custom_ECE_rel_diagram_bin_50_test_nps_interactive_cal</text:p>
          </table:table-cell>
          <table:table-cell office:value-type="string" calcext:value-type="string">
            <text:p>Custom_MCE_rel_diagram_bin_15_test_uncalibrated_test_static</text:p>
          </table:table-cell>
          <table:table-cell office:value-type="string" calcext:value-type="string">
            <text:p>Custom_MCE_rel_diagram_bin_50_test_uncalibrated_test_static</text:p>
          </table:table-cell>
          <table:table-cell office:value-type="string" calcext:value-type="string">
            <text:p>Custom_MCE_rel_diagram_bin_15_test_uncalibrated_test_interactive</text:p>
          </table:table-cell>
          <table:table-cell office:value-type="string" calcext:value-type="string">
            <text:p>Custom_MCE_rel_diagram_bin_50_test_uncalibrated_test_interactive</text:p>
          </table:table-cell>
          <table:table-cell office:value-type="string" calcext:value-type="string">
            <text:p>Custom_MCE_rel_diagram_bin_15_test_uncalibrated_cal_static</text:p>
          </table:table-cell>
          <table:table-cell office:value-type="string" calcext:value-type="string">
            <text:p>Custom_MCE_rel_diagram_bin_50_test_uncalibrated_cal_static</text:p>
          </table:table-cell>
          <table:table-cell office:value-type="string" calcext:value-type="string">
            <text:p>Custom_MCE_rel_diagram_bin_15_test_uncalibrated_cal_interactive</text:p>
          </table:table-cell>
          <table:table-cell office:value-type="string" calcext:value-type="string">
            <text:p>Custom_MCE_rel_diagram_bin_50_test_uncalibrated_cal_interactive</text:p>
          </table:table-cell>
          <table:table-cell office:value-type="string" calcext:value-type="string">
            <text:p>Custom_MCE_rel_diagram_bin_15_test_nps_static_test</text:p>
          </table:table-cell>
          <table:table-cell office:value-type="string" calcext:value-type="string">
            <text:p>Custom_MCE_rel_diagram_bin_50_test_nps_static_test</text:p>
          </table:table-cell>
          <table:table-cell office:value-type="string" calcext:value-type="string">
            <text:p>Custom_MCE_rel_diagram_bin_15_test_nps_interactive_test</text:p>
          </table:table-cell>
          <table:table-cell office:value-type="string" calcext:value-type="string">
            <text:p>Custom_MCE_rel_diagram_bin_50_test_nps_interactive_test</text:p>
          </table:table-cell>
          <table:table-cell office:value-type="string" calcext:value-type="string">
            <text:p>Custom_MCE_rel_diagram_bin_15_test_nps_static_cal</text:p>
          </table:table-cell>
          <table:table-cell office:value-type="string" calcext:value-type="string">
            <text:p>Custom_MCE_rel_diagram_bin_50_test_nps_static_cal</text:p>
          </table:table-cell>
          <table:table-cell office:value-type="string" calcext:value-type="string">
            <text:p>Custom_MCE_rel_diagram_bin_15_test_nps_interactive_cal</text:p>
          </table:table-cell>
          <table:table-cell office:value-type="string" calcext:value-type="string">
            <text:p>Custom_MCE_rel_diagram_bin_50_test_nps_interactive_cal</text:p>
          </table:table-cell>
          <table:table-cell table:number-columns-repeated="97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806182870244887" calcext:value-type="float">
            <text:p>0,0806182870244887</text:p>
          </table:table-cell>
          <table:table-cell office:value-type="float" office:value="0.0723864445657406" calcext:value-type="float">
            <text:p>0,0723864445657406</text:p>
          </table:table-cell>
          <table:table-cell office:value-type="float" office:value="0.078695514907188" calcext:value-type="float">
            <text:p>0,078695514907188</text:p>
          </table:table-cell>
          <table:table-cell office:value-type="float" office:value="0.0680291386363871" calcext:value-type="float">
            <text:p>0,0680291386363871</text:p>
          </table:table-cell>
          <table:table-cell office:value-type="float" office:value="0.110589012372798" calcext:value-type="float">
            <text:p>0,110589012372798</text:p>
          </table:table-cell>
          <table:table-cell office:value-type="float" office:value="0.104256270521565" calcext:value-type="float">
            <text:p>0,104256270521565</text:p>
          </table:table-cell>
          <table:table-cell office:value-type="float" office:value="0.102735306390546" calcext:value-type="float">
            <text:p>0,102735306390546</text:p>
          </table:table-cell>
          <table:table-cell office:value-type="float" office:value="0.0975573486817376" calcext:value-type="float">
            <text:p>0,0975573486817376</text:p>
          </table:table-cell>
          <table:table-cell office:value-type="float" office:value="0.723100535912239" calcext:value-type="float">
            <text:p>0,723100535912239</text:p>
          </table:table-cell>
          <table:table-cell office:value-type="float" office:value="0.711708687674868" calcext:value-type="float">
            <text:p>0,711708687674868</text:p>
          </table:table-cell>
          <table:table-cell office:value-type="float" office:value="0.723100535912239" calcext:value-type="float">
            <text:p>0,723100535912239</text:p>
          </table:table-cell>
          <table:table-cell office:value-type="float" office:value="0.711708687674868" calcext:value-type="float">
            <text:p>0,711708687674868</text:p>
          </table:table-cell>
          <table:table-cell office:value-type="float" office:value="0.575198343313533" calcext:value-type="float">
            <text:p>0,575198343313533</text:p>
          </table:table-cell>
          <table:table-cell office:value-type="float" office:value="0.573689227032908" calcext:value-type="float">
            <text:p>0,573689227032908</text:p>
          </table:table-cell>
          <table:table-cell office:value-type="float" office:value="0.575206306193575" calcext:value-type="float">
            <text:p>0,575206306193575</text:p>
          </table:table-cell>
          <table:table-cell office:value-type="float" office:value="0.573687585563068" calcext:value-type="float">
            <text:p>0,573687585563068</text:p>
          </table:table-cell>
          <table:table-cell office:value-type="float" office:value="0.191895373815698" calcext:value-type="float">
            <text:p>0,191895373815698</text:p>
          </table:table-cell>
          <table:table-cell office:value-type="float" office:value="0.191150261017106" calcext:value-type="float">
            <text:p>0,191150261017106</text:p>
          </table:table-cell>
          <table:table-cell office:value-type="float" office:value="0.1918976040169" calcext:value-type="float">
            <text:p>0,1918976040169</text:p>
          </table:table-cell>
          <table:table-cell office:value-type="float" office:value="0.191147970607192" calcext:value-type="float">
            <text:p>0,191147970607192</text:p>
          </table:table-cell>
          <table:table-cell office:value-type="float" office:value="0.241773756913679" calcext:value-type="float">
            <text:p>0,241773756913679</text:p>
          </table:table-cell>
          <table:table-cell office:value-type="float" office:value="0.317921717501206" calcext:value-type="float">
            <text:p>0,317921717501206</text:p>
          </table:table-cell>
          <table:table-cell office:value-type="float" office:value="0.109815850574825" calcext:value-type="float">
            <text:p>0,109815850574825</text:p>
          </table:table-cell>
          <table:table-cell office:value-type="float" office:value="0.119860417904182" calcext:value-type="float">
            <text:p>0,119860417904182</text:p>
          </table:table-cell>
          <table:table-cell office:value-type="float" office:value="0.185273485115101" calcext:value-type="float">
            <text:p>0,185273485115101</text:p>
          </table:table-cell>
          <table:table-cell office:value-type="float" office:value="0.240661734012973" calcext:value-type="float">
            <text:p>0,240661734012973</text:p>
          </table:table-cell>
          <table:table-cell office:value-type="float" office:value="0.103338172246314" calcext:value-type="float">
            <text:p>0,103338172246314</text:p>
          </table:table-cell>
          <table:table-cell office:value-type="float" office:value="0.11228198527799" calcext:value-type="float">
            <text:p>0,11228198527799</text:p>
          </table:table-cell>
          <table:table-cell office:value-type="float" office:value="0.242540012076976" calcext:value-type="float">
            <text:p>0,242540012076976</text:p>
          </table:table-cell>
          <table:table-cell office:value-type="float" office:value="0.293672567616959" calcext:value-type="float">
            <text:p>0,293672567616959</text:p>
          </table:table-cell>
          <table:table-cell office:value-type="float" office:value="0.109797628562755" calcext:value-type="float">
            <text:p>0,109797628562755</text:p>
          </table:table-cell>
          <table:table-cell office:value-type="float" office:value="0.120197997690817" calcext:value-type="float">
            <text:p>0,120197997690817</text:p>
          </table:table-cell>
          <table:table-cell office:value-type="float" office:value="0.186200808518216" calcext:value-type="float">
            <text:p>0,186200808518216</text:p>
          </table:table-cell>
          <table:table-cell office:value-type="float" office:value="0.237293803716445" calcext:value-type="float">
            <text:p>0,237293803716445</text:p>
          </table:table-cell>
          <table:table-cell office:value-type="float" office:value="0.103405803352657" calcext:value-type="float">
            <text:p>0,103405803352657</text:p>
          </table:table-cell>
          <table:table-cell office:value-type="float" office:value="0.112661552054674" calcext:value-type="float">
            <text:p>0,112661552054674</text:p>
          </table:table-cell>
          <table:table-cell office:value-type="float" office:value="0.574201007347594" calcext:value-type="float">
            <text:p>0,574201007347594</text:p>
          </table:table-cell>
          <table:table-cell office:value-type="float" office:value="0.923771241792066" calcext:value-type="float">
            <text:p>0,923771241792066</text:p>
          </table:table-cell>
          <table:table-cell office:value-type="float" office:value="0.24410429398015" calcext:value-type="float">
            <text:p>0,24410429398015</text:p>
          </table:table-cell>
          <table:table-cell office:value-type="float" office:value="0.309911171743177" calcext:value-type="float">
            <text:p>0,309911171743177</text:p>
          </table:table-cell>
          <table:table-cell office:value-type="float" office:value="0.465837315681013" calcext:value-type="float">
            <text:p>0,465837315681013</text:p>
          </table:table-cell>
          <table:table-cell office:value-type="float" office:value="0.889947687759453" calcext:value-type="float">
            <text:p>0,889947687759453</text:p>
          </table:table-cell>
          <table:table-cell office:value-type="float" office:value="0.214336759147464" calcext:value-type="float">
            <text:p>0,214336759147464</text:p>
          </table:table-cell>
          <table:table-cell office:value-type="float" office:value="0.257315281391217" calcext:value-type="float">
            <text:p>0,257315281391217</text:p>
          </table:table-cell>
          <table:table-cell office:value-type="float" office:value="0.574793518647351" calcext:value-type="float">
            <text:p>0,574793518647351</text:p>
          </table:table-cell>
          <table:table-cell office:value-type="float" office:value="0.924334521297971" calcext:value-type="float">
            <text:p>0,924334521297971</text:p>
          </table:table-cell>
          <table:table-cell office:value-type="float" office:value="0.245063571990105" calcext:value-type="float">
            <text:p>0,245063571990105</text:p>
          </table:table-cell>
          <table:table-cell office:value-type="float" office:value="0.310967172429251" calcext:value-type="float">
            <text:p>0,310967172429251</text:p>
          </table:table-cell>
          <table:table-cell office:value-type="float" office:value="0.465972345517257" calcext:value-type="float">
            <text:p>0,465972345517257</text:p>
          </table:table-cell>
          <table:table-cell office:value-type="float" office:value="0.890575607339735" calcext:value-type="float">
            <text:p>0,890575607339735</text:p>
          </table:table-cell>
          <table:table-cell office:value-type="float" office:value="0.215278291253284" calcext:value-type="float">
            <text:p>0,215278291253284</text:p>
          </table:table-cell>
          <table:table-cell office:value-type="float" office:value="0.258365114864204" calcext:value-type="float">
            <text:p>0,258365114864204</text:p>
          </table:table-cell>
          <table:table-cell table:number-columns-repeated="97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731983821312631" calcext:value-type="float">
            <text:p>0,0731983821312631</text:p>
          </table:table-cell>
          <table:table-cell office:value-type="float" office:value="0.0662962232233675" calcext:value-type="float">
            <text:p>0,0662962232233675</text:p>
          </table:table-cell>
          <table:table-cell office:value-type="float" office:value="0.0679024680412671" calcext:value-type="float">
            <text:p>0,0679024680412671</text:p>
          </table:table-cell>
          <table:table-cell office:value-type="float" office:value="0.0636711828701198" calcext:value-type="float">
            <text:p>0,0636711828701198</text:p>
          </table:table-cell>
          <table:table-cell office:value-type="float" office:value="0.105432295955753" calcext:value-type="float">
            <text:p>0,105432295955753</text:p>
          </table:table-cell>
          <table:table-cell office:value-type="float" office:value="0.0964642366674726" calcext:value-type="float">
            <text:p>0,0964642366674726</text:p>
          </table:table-cell>
          <table:table-cell office:value-type="float" office:value="0.0883405140767787" calcext:value-type="float">
            <text:p>0,0883405140767787</text:p>
          </table:table-cell>
          <table:table-cell office:value-type="float" office:value="0.0806481958855606" calcext:value-type="float">
            <text:p>0,0806481958855606</text:p>
          </table:table-cell>
          <table:table-cell office:value-type="float" office:value="0.713601457876234" calcext:value-type="float">
            <text:p>0,713601457876234</text:p>
          </table:table-cell>
          <table:table-cell office:value-type="float" office:value="0.714906977489669" calcext:value-type="float">
            <text:p>0,714906977489669</text:p>
          </table:table-cell>
          <table:table-cell office:value-type="float" office:value="0.713601457876234" calcext:value-type="float">
            <text:p>0,713601457876234</text:p>
          </table:table-cell>
          <table:table-cell office:value-type="float" office:value="0.714906977489668" calcext:value-type="float">
            <text:p>0,714906977489668</text:p>
          </table:table-cell>
          <table:table-cell office:value-type="float" office:value="0.573095350086325" calcext:value-type="float">
            <text:p>0,573095350086325</text:p>
          </table:table-cell>
          <table:table-cell office:value-type="float" office:value="0.575618615204987" calcext:value-type="float">
            <text:p>0,575618615204987</text:p>
          </table:table-cell>
          <table:table-cell office:value-type="float" office:value="0.574984562512763" calcext:value-type="float">
            <text:p>0,574984562512763</text:p>
          </table:table-cell>
          <table:table-cell office:value-type="float" office:value="0.57467627154411" calcext:value-type="float">
            <text:p>0,57467627154411</text:p>
          </table:table-cell>
          <table:table-cell office:value-type="float" office:value="0.189620645138911" calcext:value-type="float">
            <text:p>0,189620645138911</text:p>
          </table:table-cell>
          <table:table-cell office:value-type="float" office:value="0.19283680998088" calcext:value-type="float">
            <text:p>0,19283680998088</text:p>
          </table:table-cell>
          <table:table-cell office:value-type="float" office:value="0.187367493437589" calcext:value-type="float">
            <text:p>0,187367493437589</text:p>
          </table:table-cell>
          <table:table-cell office:value-type="float" office:value="0.190768832447353" calcext:value-type="float">
            <text:p>0,190768832447353</text:p>
          </table:table-cell>
          <table:table-cell office:value-type="float" office:value="0.238252424218938" calcext:value-type="float">
            <text:p>0,238252424218938</text:p>
          </table:table-cell>
          <table:table-cell office:value-type="float" office:value="0.232311276993131" calcext:value-type="float">
            <text:p>0,232311276993131</text:p>
          </table:table-cell>
          <table:table-cell office:value-type="float" office:value="0.109063914170171" calcext:value-type="float">
            <text:p>0,109063914170171</text:p>
          </table:table-cell>
          <table:table-cell office:value-type="float" office:value="0.116771105816518" calcext:value-type="float">
            <text:p>0,116771105816518</text:p>
          </table:table-cell>
          <table:table-cell office:value-type="float" office:value="0.153617092240304" calcext:value-type="float">
            <text:p>0,153617092240304</text:p>
          </table:table-cell>
          <table:table-cell office:value-type="float" office:value="0.228964025624875" calcext:value-type="float">
            <text:p>0,228964025624875</text:p>
          </table:table-cell>
          <table:table-cell office:value-type="float" office:value="0.105562945639847" calcext:value-type="float">
            <text:p>0,105562945639847</text:p>
          </table:table-cell>
          <table:table-cell office:value-type="float" office:value="0.11573292606854" calcext:value-type="float">
            <text:p>0,11573292606854</text:p>
          </table:table-cell>
          <table:table-cell office:value-type="float" office:value="0.171667372345143" calcext:value-type="float">
            <text:p>0,171667372345143</text:p>
          </table:table-cell>
          <table:table-cell office:value-type="float" office:value="0.227030586609747" calcext:value-type="float">
            <text:p>0,227030586609747</text:p>
          </table:table-cell>
          <table:table-cell office:value-type="float" office:value="0.100325596203751" calcext:value-type="float">
            <text:p>0,100325596203751</text:p>
          </table:table-cell>
          <table:table-cell office:value-type="float" office:value="0.107894285840057" calcext:value-type="float">
            <text:p>0,107894285840057</text:p>
          </table:table-cell>
          <table:table-cell office:value-type="float" office:value="0.172925939914962" calcext:value-type="float">
            <text:p>0,172925939914962</text:p>
          </table:table-cell>
          <table:table-cell office:value-type="float" office:value="0.188629344062085" calcext:value-type="float">
            <text:p>0,188629344062085</text:p>
          </table:table-cell>
          <table:table-cell office:value-type="float" office:value="0.0982312513360027" calcext:value-type="float">
            <text:p>0,0982312513360027</text:p>
          </table:table-cell>
          <table:table-cell office:value-type="float" office:value="0.108241338843032" calcext:value-type="float">
            <text:p>0,108241338843032</text:p>
          </table:table-cell>
          <table:table-cell office:value-type="float" office:value="0.715190879520284" calcext:value-type="float">
            <text:p>0,715190879520284</text:p>
          </table:table-cell>
          <table:table-cell office:value-type="float" office:value="0.699793822072494" calcext:value-type="float">
            <text:p>0,699793822072494</text:p>
          </table:table-cell>
          <table:table-cell office:value-type="float" office:value="0.236363004993963" calcext:value-type="float">
            <text:p>0,236363004993963</text:p>
          </table:table-cell>
          <table:table-cell office:value-type="float" office:value="0.29234545164124" calcext:value-type="float">
            <text:p>0,29234545164124</text:p>
          </table:table-cell>
          <table:table-cell office:value-type="float" office:value="0.461022318052959" calcext:value-type="float">
            <text:p>0,461022318052959</text:p>
          </table:table-cell>
          <table:table-cell office:value-type="float" office:value="0.827606989376896" calcext:value-type="float">
            <text:p>0,827606989376896</text:p>
          </table:table-cell>
          <table:table-cell office:value-type="float" office:value="0.237469357133626" calcext:value-type="float">
            <text:p>0,237469357133626</text:p>
          </table:table-cell>
          <table:table-cell office:value-type="float" office:value="0.283335909863488" calcext:value-type="float">
            <text:p>0,283335909863488</text:p>
          </table:table-cell>
          <table:table-cell office:value-type="float" office:value="0.400635830380649" calcext:value-type="float">
            <text:p>0,400635830380649</text:p>
          </table:table-cell>
          <table:table-cell office:value-type="float" office:value="0.93071241882646" calcext:value-type="float">
            <text:p>0,93071241882646</text:p>
          </table:table-cell>
          <table:table-cell office:value-type="float" office:value="0.209498232910148" calcext:value-type="float">
            <text:p>0,209498232910148</text:p>
          </table:table-cell>
          <table:table-cell office:value-type="float" office:value="0.27567274490537" calcext:value-type="float">
            <text:p>0,27567274490537</text:p>
          </table:table-cell>
          <table:table-cell office:value-type="float" office:value="0.402125994455707" calcext:value-type="float">
            <text:p>0,402125994455707</text:p>
          </table:table-cell>
          <table:table-cell office:value-type="float" office:value="0.557773106440704" calcext:value-type="float">
            <text:p>0,557773106440704</text:p>
          </table:table-cell>
          <table:table-cell office:value-type="float" office:value="0.203767465698489" calcext:value-type="float">
            <text:p>0,203767465698489</text:p>
          </table:table-cell>
          <table:table-cell office:value-type="float" office:value="0.246542581892595" calcext:value-type="float">
            <text:p>0,246542581892595</text:p>
          </table:table-cell>
          <table:table-cell table:number-columns-repeated="97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534147348976097" calcext:value-type="float">
            <text:p>0,0534147348976097</text:p>
          </table:table-cell>
          <table:table-cell office:value-type="float" office:value="0.0590821947032251" calcext:value-type="float">
            <text:p>0,0590821947032251</text:p>
          </table:table-cell>
          <table:table-cell office:value-type="float" office:value="0.0722989875125538" calcext:value-type="float">
            <text:p>0,0722989875125538</text:p>
          </table:table-cell>
          <table:table-cell office:value-type="float" office:value="0.0731767789125335" calcext:value-type="float">
            <text:p>0,0731767789125335</text:p>
          </table:table-cell>
          <table:table-cell office:value-type="float" office:value="0.0727979338687886" calcext:value-type="float">
            <text:p>0,0727979338687886</text:p>
          </table:table-cell>
          <table:table-cell office:value-type="float" office:value="0.0745557762017444" calcext:value-type="float">
            <text:p>0,0745557762017444</text:p>
          </table:table-cell>
          <table:table-cell office:value-type="float" office:value="0.0977420509129101" calcext:value-type="float">
            <text:p>0,0977420509129101</text:p>
          </table:table-cell>
          <table:table-cell office:value-type="float" office:value="0.0915826093484984" calcext:value-type="float">
            <text:p>0,0915826093484984</text:p>
          </table:table-cell>
          <table:table-cell office:value-type="float" office:value="0.715772229651405" calcext:value-type="float">
            <text:p>0,715772229651405</text:p>
          </table:table-cell>
          <table:table-cell office:value-type="float" office:value="0.709679298427832" calcext:value-type="float">
            <text:p>0,709679298427832</text:p>
          </table:table-cell>
          <table:table-cell office:value-type="float" office:value="0.715772229651405" calcext:value-type="float">
            <text:p>0,715772229651405</text:p>
          </table:table-cell>
          <table:table-cell office:value-type="float" office:value="0.709679298427832" calcext:value-type="float">
            <text:p>0,709679298427832</text:p>
          </table:table-cell>
          <table:table-cell office:value-type="float" office:value="0.586385264602266" calcext:value-type="float">
            <text:p>0,586385264602266</text:p>
          </table:table-cell>
          <table:table-cell office:value-type="float" office:value="0.578816883553827" calcext:value-type="float">
            <text:p>0,578816883553827</text:p>
          </table:table-cell>
          <table:table-cell office:value-type="float" office:value="0.585976443623518" calcext:value-type="float">
            <text:p>0,585976443623518</text:p>
          </table:table-cell>
          <table:table-cell office:value-type="float" office:value="0.578599318707961" calcext:value-type="float">
            <text:p>0,578599318707961</text:p>
          </table:table-cell>
          <table:table-cell office:value-type="float" office:value="0.194139604148758" calcext:value-type="float">
            <text:p>0,194139604148758</text:p>
          </table:table-cell>
          <table:table-cell office:value-type="float" office:value="0.190477764001617" calcext:value-type="float">
            <text:p>0,190477764001617</text:p>
          </table:table-cell>
          <table:table-cell office:value-type="float" office:value="0.194091994974024" calcext:value-type="float">
            <text:p>0,194091994974024</text:p>
          </table:table-cell>
          <table:table-cell office:value-type="float" office:value="0.19050273542829" calcext:value-type="float">
            <text:p>0,19050273542829</text:p>
          </table:table-cell>
          <table:table-cell office:value-type="float" office:value="0.258489661074382" calcext:value-type="float">
            <text:p>0,258489661074382</text:p>
          </table:table-cell>
          <table:table-cell office:value-type="float" office:value="0.317517710511949" calcext:value-type="float">
            <text:p>0,317517710511949</text:p>
          </table:table-cell>
          <table:table-cell office:value-type="float" office:value="0.100268400414166" calcext:value-type="float">
            <text:p>0,100268400414166</text:p>
          </table:table-cell>
          <table:table-cell office:value-type="float" office:value="0.114036253893221" calcext:value-type="float">
            <text:p>0,114036253893221</text:p>
          </table:table-cell>
          <table:table-cell office:value-type="float" office:value="0.167768651223531" calcext:value-type="float">
            <text:p>0,167768651223531</text:p>
          </table:table-cell>
          <table:table-cell office:value-type="float" office:value="0.203077944607028" calcext:value-type="float">
            <text:p>0,203077944607028</text:p>
          </table:table-cell>
          <table:table-cell office:value-type="float" office:value="0.0959368421086208" calcext:value-type="float">
            <text:p>0,0959368421086208</text:p>
          </table:table-cell>
          <table:table-cell office:value-type="float" office:value="0.10385958699323" calcext:value-type="float">
            <text:p>0,10385958699323</text:p>
          </table:table-cell>
          <table:table-cell office:value-type="float" office:value="0.253460278546919" calcext:value-type="float">
            <text:p>0,253460278546919</text:p>
          </table:table-cell>
          <table:table-cell office:value-type="float" office:value="0.334066742351856" calcext:value-type="float">
            <text:p>0,334066742351856</text:p>
          </table:table-cell>
          <table:table-cell office:value-type="float" office:value="0.100583040912187" calcext:value-type="float">
            <text:p>0,100583040912187</text:p>
          </table:table-cell>
          <table:table-cell office:value-type="float" office:value="0.112078865274819" calcext:value-type="float">
            <text:p>0,112078865274819</text:p>
          </table:table-cell>
          <table:table-cell office:value-type="float" office:value="0.181416957235662" calcext:value-type="float">
            <text:p>0,181416957235662</text:p>
          </table:table-cell>
          <table:table-cell office:value-type="float" office:value="0.186167068880382" calcext:value-type="float">
            <text:p>0,186167068880382</text:p>
          </table:table-cell>
          <table:table-cell office:value-type="float" office:value="0.0958394732686797" calcext:value-type="float">
            <text:p>0,0958394732686797</text:p>
          </table:table-cell>
          <table:table-cell office:value-type="float" office:value="0.102246604596953" calcext:value-type="float">
            <text:p>0,102246604596953</text:p>
          </table:table-cell>
          <table:table-cell office:value-type="float" office:value="0.625782930481736" calcext:value-type="float">
            <text:p>0,625782930481736</text:p>
          </table:table-cell>
          <table:table-cell office:value-type="float" office:value="0.927121597260915" calcext:value-type="float">
            <text:p>0,927121597260915</text:p>
          </table:table-cell>
          <table:table-cell office:value-type="float" office:value="0.22697916541428" calcext:value-type="float">
            <text:p>0,22697916541428</text:p>
          </table:table-cell>
          <table:table-cell office:value-type="float" office:value="0.254871708045499" calcext:value-type="float">
            <text:p>0,254871708045499</text:p>
          </table:table-cell>
          <table:table-cell office:value-type="float" office:value="0.486789032431426" calcext:value-type="float">
            <text:p>0,486789032431426</text:p>
          </table:table-cell>
          <table:table-cell office:value-type="float" office:value="0.935040598940112" calcext:value-type="float">
            <text:p>0,935040598940112</text:p>
          </table:table-cell>
          <table:table-cell office:value-type="float" office:value="0.193564444271767" calcext:value-type="float">
            <text:p>0,193564444271767</text:p>
          </table:table-cell>
          <table:table-cell office:value-type="float" office:value="0.255777639090651" calcext:value-type="float">
            <text:p>0,255777639090651</text:p>
          </table:table-cell>
          <table:table-cell office:value-type="float" office:value="0.620541480698244" calcext:value-type="float">
            <text:p>0,620541480698244</text:p>
          </table:table-cell>
          <table:table-cell office:value-type="float" office:value="0.92884566891214" calcext:value-type="float">
            <text:p>0,92884566891214</text:p>
          </table:table-cell>
          <table:table-cell office:value-type="float" office:value="0.222172104977732" calcext:value-type="float">
            <text:p>0,222172104977732</text:p>
          </table:table-cell>
          <table:table-cell office:value-type="float" office:value="0.249982380644615" calcext:value-type="float">
            <text:p>0,249982380644615</text:p>
          </table:table-cell>
          <table:table-cell office:value-type="float" office:value="0.472835258901176" calcext:value-type="float">
            <text:p>0,472835258901176</text:p>
          </table:table-cell>
          <table:table-cell office:value-type="float" office:value="0.543844188283486" calcext:value-type="float">
            <text:p>0,543844188283486</text:p>
          </table:table-cell>
          <table:table-cell office:value-type="float" office:value="0.188741571227363" calcext:value-type="float">
            <text:p>0,188741571227363</text:p>
          </table:table-cell>
          <table:table-cell office:value-type="float" office:value="0.251508825809393" calcext:value-type="float">
            <text:p>0,251508825809393</text:p>
          </table:table-cell>
          <table:table-cell table:number-columns-repeated="97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923871080020136" calcext:value-type="float">
            <text:p>0,0923871080020136</text:p>
          </table:table-cell>
          <table:table-cell office:value-type="float" office:value="0.0932910249587392" calcext:value-type="float">
            <text:p>0,0932910249587392</text:p>
          </table:table-cell>
          <table:table-cell office:value-type="float" office:value="0.0631254384680054" calcext:value-type="float">
            <text:p>0,0631254384680054</text:p>
          </table:table-cell>
          <table:table-cell office:value-type="float" office:value="0.0638740997643178" calcext:value-type="float">
            <text:p>0,0638740997643178</text:p>
          </table:table-cell>
          <table:table-cell office:value-type="float" office:value="0.0671490379942323" calcext:value-type="float">
            <text:p>0,0671490379942323</text:p>
          </table:table-cell>
          <table:table-cell office:value-type="float" office:value="0.0656490183912306" calcext:value-type="float">
            <text:p>0,0656490183912306</text:p>
          </table:table-cell>
          <table:table-cell office:value-type="float" office:value="0.0814081066213164" calcext:value-type="float">
            <text:p>0,0814081066213164</text:p>
          </table:table-cell>
          <table:table-cell office:value-type="float" office:value="0.0822483471403782" calcext:value-type="float">
            <text:p>0,0822483471403782</text:p>
          </table:table-cell>
          <table:table-cell office:value-type="float" office:value="0.717172722713174" calcext:value-type="float">
            <text:p>0,717172722713174</text:p>
          </table:table-cell>
          <table:table-cell office:value-type="float" office:value="0.709801685648383" calcext:value-type="float">
            <text:p>0,709801685648383</text:p>
          </table:table-cell>
          <table:table-cell office:value-type="float" office:value="0.717172722713174" calcext:value-type="float">
            <text:p>0,717172722713174</text:p>
          </table:table-cell>
          <table:table-cell office:value-type="float" office:value="0.709801685648383" calcext:value-type="float">
            <text:p>0,709801685648383</text:p>
          </table:table-cell>
          <table:table-cell office:value-type="float" office:value="0.570896761036191" calcext:value-type="float">
            <text:p>0,570896761036191</text:p>
          </table:table-cell>
          <table:table-cell office:value-type="float" office:value="0.570887678368791" calcext:value-type="float">
            <text:p>0,570887678368791</text:p>
          </table:table-cell>
          <table:table-cell office:value-type="float" office:value="0.569323768800985" calcext:value-type="float">
            <text:p>0,569323768800985</text:p>
          </table:table-cell>
          <table:table-cell office:value-type="float" office:value="0.570224101159708" calcext:value-type="float">
            <text:p>0,570224101159708</text:p>
          </table:table-cell>
          <table:table-cell office:value-type="float" office:value="0.190897629441285" calcext:value-type="float">
            <text:p>0,190897629441285</text:p>
          </table:table-cell>
          <table:table-cell office:value-type="float" office:value="0.190651077376518" calcext:value-type="float">
            <text:p>0,190651077376518</text:p>
          </table:table-cell>
          <table:table-cell office:value-type="float" office:value="0.188820842185679" calcext:value-type="float">
            <text:p>0,188820842185679</text:p>
          </table:table-cell>
          <table:table-cell office:value-type="float" office:value="0.188848255806056" calcext:value-type="float">
            <text:p>0,188848255806056</text:p>
          </table:table-cell>
          <table:table-cell office:value-type="float" office:value="0.232724216792458" calcext:value-type="float">
            <text:p>0,232724216792458</text:p>
          </table:table-cell>
          <table:table-cell office:value-type="float" office:value="0.346433458883088" calcext:value-type="float">
            <text:p>0,346433458883088</text:p>
          </table:table-cell>
          <table:table-cell office:value-type="float" office:value="0.110320656129969" calcext:value-type="float">
            <text:p>0,110320656129969</text:p>
          </table:table-cell>
          <table:table-cell office:value-type="float" office:value="0.120876848331157" calcext:value-type="float">
            <text:p>0,120876848331157</text:p>
          </table:table-cell>
          <table:table-cell office:value-type="float" office:value="0.190095420502964" calcext:value-type="float">
            <text:p>0,190095420502964</text:p>
          </table:table-cell>
          <table:table-cell office:value-type="float" office:value="0.222815357031743" calcext:value-type="float">
            <text:p>0,222815357031743</text:p>
          </table:table-cell>
          <table:table-cell office:value-type="float" office:value="0.100440382382105" calcext:value-type="float">
            <text:p>0,100440382382105</text:p>
          </table:table-cell>
          <table:table-cell office:value-type="float" office:value="0.108266022478551" calcext:value-type="float">
            <text:p>0,108266022478551</text:p>
          </table:table-cell>
          <table:table-cell office:value-type="float" office:value="0.235526288181015" calcext:value-type="float">
            <text:p>0,235526288181015</text:p>
          </table:table-cell>
          <table:table-cell office:value-type="float" office:value="0.318736759245207" calcext:value-type="float">
            <text:p>0,318736759245207</text:p>
          </table:table-cell>
          <table:table-cell office:value-type="float" office:value="0.104421308454536" calcext:value-type="float">
            <text:p>0,104421308454536</text:p>
          </table:table-cell>
          <table:table-cell office:value-type="float" office:value="0.115735774623584" calcext:value-type="float">
            <text:p>0,115735774623584</text:p>
          </table:table-cell>
          <table:table-cell office:value-type="float" office:value="0.194347550340718" calcext:value-type="float">
            <text:p>0,194347550340718</text:p>
          </table:table-cell>
          <table:table-cell office:value-type="float" office:value="0.216831792032616" calcext:value-type="float">
            <text:p>0,216831792032616</text:p>
          </table:table-cell>
          <table:table-cell office:value-type="float" office:value="0.0945995899361122" calcext:value-type="float">
            <text:p>0,0945995899361122</text:p>
          </table:table-cell>
          <table:table-cell office:value-type="float" office:value="0.103265191532798" calcext:value-type="float">
            <text:p>0,103265191532798</text:p>
          </table:table-cell>
          <table:table-cell office:value-type="float" office:value="0.653173106981791" calcext:value-type="float">
            <text:p>0,653173106981791</text:p>
          </table:table-cell>
          <table:table-cell office:value-type="float" office:value="0.944256938975414" calcext:value-type="float">
            <text:p>0,944256938975414</text:p>
          </table:table-cell>
          <table:table-cell office:value-type="float" office:value="0.22236830519423" calcext:value-type="float">
            <text:p>0,22236830519423</text:p>
          </table:table-cell>
          <table:table-cell office:value-type="float" office:value="0.261554032463096" calcext:value-type="float">
            <text:p>0,261554032463096</text:p>
          </table:table-cell>
          <table:table-cell office:value-type="float" office:value="0.500895569555295" calcext:value-type="float">
            <text:p>0,500895569555295</text:p>
          </table:table-cell>
          <table:table-cell office:value-type="float" office:value="0.652531485810763" calcext:value-type="float">
            <text:p>0,652531485810763</text:p>
          </table:table-cell>
          <table:table-cell office:value-type="float" office:value="0.232740571085311" calcext:value-type="float">
            <text:p>0,232740571085311</text:p>
          </table:table-cell>
          <table:table-cell office:value-type="float" office:value="0.279903608790143" calcext:value-type="float">
            <text:p>0,279903608790143</text:p>
          </table:table-cell>
          <table:table-cell office:value-type="float" office:value="0.523796700319494" calcext:value-type="float">
            <text:p>0,523796700319494</text:p>
          </table:table-cell>
          <table:table-cell office:value-type="float" office:value="0.951080305951806" calcext:value-type="float">
            <text:p>0,951080305951806</text:p>
          </table:table-cell>
          <table:table-cell office:value-type="float" office:value="0.211161510602706" calcext:value-type="float">
            <text:p>0,211161510602706</text:p>
          </table:table-cell>
          <table:table-cell office:value-type="float" office:value="0.243805048530003" calcext:value-type="float">
            <text:p>0,243805048530003</text:p>
          </table:table-cell>
          <table:table-cell office:value-type="float" office:value="0.430502805759995" calcext:value-type="float">
            <text:p>0,430502805759995</text:p>
          </table:table-cell>
          <table:table-cell office:value-type="float" office:value="0.541809269158119" calcext:value-type="float">
            <text:p>0,541809269158119</text:p>
          </table:table-cell>
          <table:table-cell office:value-type="float" office:value="0.191163990037119" calcext:value-type="float">
            <text:p>0,191163990037119</text:p>
          </table:table-cell>
          <table:table-cell office:value-type="float" office:value="0.251902750958221" calcext:value-type="float">
            <text:p>0,251902750958221</text:p>
          </table:table-cell>
          <table:table-cell table:number-columns-repeated="97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839617661783574" calcext:value-type="float">
            <text:p>0,0839617661783574</text:p>
          </table:table-cell>
          <table:table-cell office:value-type="float" office:value="0.0732480635599884" calcext:value-type="float">
            <text:p>0,0732480635599884</text:p>
          </table:table-cell>
          <table:table-cell office:value-type="float" office:value="0.0798684284022745" calcext:value-type="float">
            <text:p>0,0798684284022745</text:p>
          </table:table-cell>
          <table:table-cell office:value-type="float" office:value="0.0685196506680743" calcext:value-type="float">
            <text:p>0,0685196506680743</text:p>
          </table:table-cell>
          <table:table-cell office:value-type="float" office:value="0.114449664357834" calcext:value-type="float">
            <text:p>0,114449664357834</text:p>
          </table:table-cell>
          <table:table-cell office:value-type="float" office:value="0.111364117478946" calcext:value-type="float">
            <text:p>0,111364117478946</text:p>
          </table:table-cell>
          <table:table-cell office:value-type="float" office:value="0.0950150866975232" calcext:value-type="float">
            <text:p>0,0950150866975232</text:p>
          </table:table-cell>
          <table:table-cell office:value-type="float" office:value="0.0872414517057309" calcext:value-type="float">
            <text:p>0,0872414517057309</text:p>
          </table:table-cell>
          <table:table-cell office:value-type="float" office:value="0.719559960552444" calcext:value-type="float">
            <text:p>0,719559960552444</text:p>
          </table:table-cell>
          <table:table-cell office:value-type="float" office:value="0.71345601598511" calcext:value-type="float">
            <text:p>0,71345601598511</text:p>
          </table:table-cell>
          <table:table-cell office:value-type="float" office:value="0.719559911099585" calcext:value-type="float">
            <text:p>0,719559911099585</text:p>
          </table:table-cell>
          <table:table-cell office:value-type="float" office:value="0.71345601598511" calcext:value-type="float">
            <text:p>0,71345601598511</text:p>
          </table:table-cell>
          <table:table-cell office:value-type="float" office:value="0.574300814911504" calcext:value-type="float">
            <text:p>0,574300814911504</text:p>
          </table:table-cell>
          <table:table-cell office:value-type="float" office:value="0.573056428873231" calcext:value-type="float">
            <text:p>0,573056428873231</text:p>
          </table:table-cell>
          <table:table-cell office:value-type="float" office:value="0.574943961431021" calcext:value-type="float">
            <text:p>0,574943961431021</text:p>
          </table:table-cell>
          <table:table-cell office:value-type="float" office:value="0.572375940148409" calcext:value-type="float">
            <text:p>0,572375940148409</text:p>
          </table:table-cell>
          <table:table-cell office:value-type="float" office:value="0.190568479796979" calcext:value-type="float">
            <text:p>0,190568479796979</text:p>
          </table:table-cell>
          <table:table-cell office:value-type="float" office:value="0.191398424473252" calcext:value-type="float">
            <text:p>0,191398424473252</text:p>
          </table:table-cell>
          <table:table-cell office:value-type="float" office:value="0.188532594502995" calcext:value-type="float">
            <text:p>0,188532594502995</text:p>
          </table:table-cell>
          <table:table-cell office:value-type="float" office:value="0.189453387327807" calcext:value-type="float">
            <text:p>0,189453387327807</text:p>
          </table:table-cell>
          <table:table-cell office:value-type="float" office:value="0.199759132533252" calcext:value-type="float">
            <text:p>0,199759132533252</text:p>
          </table:table-cell>
          <table:table-cell office:value-type="float" office:value="0.289948726288856" calcext:value-type="float">
            <text:p>0,289948726288856</text:p>
          </table:table-cell>
          <table:table-cell office:value-type="float" office:value="0.109649467602953" calcext:value-type="float">
            <text:p>0,109649467602953</text:p>
          </table:table-cell>
          <table:table-cell office:value-type="float" office:value="0.113849547809261" calcext:value-type="float">
            <text:p>0,113849547809261</text:p>
          </table:table-cell>
          <table:table-cell office:value-type="float" office:value="0.187449621949473" calcext:value-type="float">
            <text:p>0,187449621949473</text:p>
          </table:table-cell>
          <table:table-cell office:value-type="float" office:value="0.216776955230262" calcext:value-type="float">
            <text:p>0,216776955230262</text:p>
          </table:table-cell>
          <table:table-cell office:value-type="float" office:value="0.105156141376934" calcext:value-type="float">
            <text:p>0,105156141376934</text:p>
          </table:table-cell>
          <table:table-cell office:value-type="float" office:value="0.113908753131062" calcext:value-type="float">
            <text:p>0,113908753131062</text:p>
          </table:table-cell>
          <table:table-cell office:value-type="float" office:value="0.173175492951574" calcext:value-type="float">
            <text:p>0,173175492951574</text:p>
          </table:table-cell>
          <table:table-cell office:value-type="float" office:value="0.274852935750165" calcext:value-type="float">
            <text:p>0,274852935750165</text:p>
          </table:table-cell>
          <table:table-cell office:value-type="float" office:value="0.102849881196542" calcext:value-type="float">
            <text:p>0,102849881196542</text:p>
          </table:table-cell>
          <table:table-cell office:value-type="float" office:value="0.106625104632169" calcext:value-type="float">
            <text:p>0,106625104632169</text:p>
          </table:table-cell>
          <table:table-cell office:value-type="float" office:value="0.168153762168139" calcext:value-type="float">
            <text:p>0,168153762168139</text:p>
          </table:table-cell>
          <table:table-cell office:value-type="float" office:value="0.164671990622362" calcext:value-type="float">
            <text:p>0,164671990622362</text:p>
          </table:table-cell>
          <table:table-cell office:value-type="float" office:value="0.0985286846901233" calcext:value-type="float">
            <text:p>0,0985286846901233</text:p>
          </table:table-cell>
          <table:table-cell office:value-type="float" office:value="0.106785000932903" calcext:value-type="float">
            <text:p>0,106785000932903</text:p>
          </table:table-cell>
          <table:table-cell office:value-type="float" office:value="0.495357524337068" calcext:value-type="float">
            <text:p>0,495357524337068</text:p>
          </table:table-cell>
          <table:table-cell office:value-type="float" office:value="0.891201451638266" calcext:value-type="float">
            <text:p>0,891201451638266</text:p>
          </table:table-cell>
          <table:table-cell office:value-type="float" office:value="0.237406114047563" calcext:value-type="float">
            <text:p>0,237406114047563</text:p>
          </table:table-cell>
          <table:table-cell office:value-type="float" office:value="0.291354973574535" calcext:value-type="float">
            <text:p>0,291354973574535</text:p>
          </table:table-cell>
          <table:table-cell office:value-type="float" office:value="0.374598614049195" calcext:value-type="float">
            <text:p>0,374598614049195</text:p>
          </table:table-cell>
          <table:table-cell office:value-type="float" office:value="0.466170335436023" calcext:value-type="float">
            <text:p>0,466170335436023</text:p>
          </table:table-cell>
          <table:table-cell office:value-type="float" office:value="0.22613174975991" calcext:value-type="float">
            <text:p>0,22613174975991</text:p>
          </table:table-cell>
          <table:table-cell office:value-type="float" office:value="0.263015952564993" calcext:value-type="float">
            <text:p>0,263015952564993</text:p>
          </table:table-cell>
          <table:table-cell office:value-type="float" office:value="0.485035936846909" calcext:value-type="float">
            <text:p>0,485035936846909</text:p>
          </table:table-cell>
          <table:table-cell office:value-type="float" office:value="0.877518706076073" calcext:value-type="float">
            <text:p>0,877518706076073</text:p>
          </table:table-cell>
          <table:table-cell office:value-type="float" office:value="0.206260022425704" calcext:value-type="float">
            <text:p>0,206260022425704</text:p>
          </table:table-cell>
          <table:table-cell office:value-type="float" office:value="0.259757217901035" calcext:value-type="float">
            <text:p>0,259757217901035</text:p>
          </table:table-cell>
          <table:table-cell office:value-type="float" office:value="0.47878613612635" calcext:value-type="float">
            <text:p>0,47878613612635</text:p>
          </table:table-cell>
          <table:table-cell office:value-type="float" office:value="0.74645245467228" calcext:value-type="float">
            <text:p>0,74645245467228</text:p>
          </table:table-cell>
          <table:table-cell office:value-type="float" office:value="0.18715105025723" calcext:value-type="float">
            <text:p>0,18715105025723</text:p>
          </table:table-cell>
          <table:table-cell office:value-type="float" office:value="0.237790165749918" calcext:value-type="float">
            <text:p>0,237790165749918</text:p>
          </table:table-cell>
          <table:table-cell table:number-columns-repeated="97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688793108575668" calcext:value-type="float">
            <text:p>0,0688793108575668</text:p>
          </table:table-cell>
          <table:table-cell office:value-type="float" office:value="0.0769881664809226" calcext:value-type="float">
            <text:p>0,0769881664809226</text:p>
          </table:table-cell>
          <table:table-cell office:value-type="float" office:value="0.0600141895413804" calcext:value-type="float">
            <text:p>0,0600141895413804</text:p>
          </table:table-cell>
          <table:table-cell office:value-type="float" office:value="0.0687048650477457" calcext:value-type="float">
            <text:p>0,0687048650477457</text:p>
          </table:table-cell>
          <table:table-cell office:value-type="float" office:value="0.0938079082941454" calcext:value-type="float">
            <text:p>0,0938079082941454</text:p>
          </table:table-cell>
          <table:table-cell office:value-type="float" office:value="0.104022843189481" calcext:value-type="float">
            <text:p>0,104022843189481</text:p>
          </table:table-cell>
          <table:table-cell office:value-type="float" office:value="0.080440741041134" calcext:value-type="float">
            <text:p>0,080440741041134</text:p>
          </table:table-cell>
          <table:table-cell office:value-type="float" office:value="0.0896446397277704" calcext:value-type="float">
            <text:p>0,0896446397277704</text:p>
          </table:table-cell>
          <table:table-cell office:value-type="float" office:value="0.702426770280287" calcext:value-type="float">
            <text:p>0,702426770280287</text:p>
          </table:table-cell>
          <table:table-cell office:value-type="float" office:value="0.718139604576565" calcext:value-type="float">
            <text:p>0,718139604576565</text:p>
          </table:table-cell>
          <table:table-cell office:value-type="float" office:value="0.702426770280287" calcext:value-type="float">
            <text:p>0,702426770280287</text:p>
          </table:table-cell>
          <table:table-cell office:value-type="float" office:value="0.718139604576565" calcext:value-type="float">
            <text:p>0,718139604576565</text:p>
          </table:table-cell>
          <table:table-cell office:value-type="float" office:value="0.584998029191111" calcext:value-type="float">
            <text:p>0,584998029191111</text:p>
          </table:table-cell>
          <table:table-cell office:value-type="float" office:value="0.571829800157933" calcext:value-type="float">
            <text:p>0,571829800157933</text:p>
          </table:table-cell>
          <table:table-cell office:value-type="float" office:value="0.586926309799746" calcext:value-type="float">
            <text:p>0,586926309799746</text:p>
          </table:table-cell>
          <table:table-cell office:value-type="float" office:value="0.571774093544148" calcext:value-type="float">
            <text:p>0,571774093544148</text:p>
          </table:table-cell>
          <table:table-cell office:value-type="float" office:value="0.192664363283473" calcext:value-type="float">
            <text:p>0,192664363283473</text:p>
          </table:table-cell>
          <table:table-cell office:value-type="float" office:value="0.1896141792044" calcext:value-type="float">
            <text:p>0,1896141792044</text:p>
          </table:table-cell>
          <table:table-cell office:value-type="float" office:value="0.192136725024977" calcext:value-type="float">
            <text:p>0,192136725024977</text:p>
          </table:table-cell>
          <table:table-cell office:value-type="float" office:value="0.188950081751587" calcext:value-type="float">
            <text:p>0,188950081751587</text:p>
          </table:table-cell>
          <table:table-cell office:value-type="float" office:value="0.270016184081364" calcext:value-type="float">
            <text:p>0,270016184081364</text:p>
          </table:table-cell>
          <table:table-cell office:value-type="float" office:value="0.266186851566212" calcext:value-type="float">
            <text:p>0,266186851566212</text:p>
          </table:table-cell>
          <table:table-cell office:value-type="float" office:value="0.0909259308898124" calcext:value-type="float">
            <text:p>0,0909259308898124</text:p>
          </table:table-cell>
          <table:table-cell office:value-type="float" office:value="0.103296522080149" calcext:value-type="float">
            <text:p>0,103296522080149</text:p>
          </table:table-cell>
          <table:table-cell office:value-type="float" office:value="0.155765471546176" calcext:value-type="float">
            <text:p>0,155765471546176</text:p>
          </table:table-cell>
          <table:table-cell office:value-type="float" office:value="0.201059510274433" calcext:value-type="float">
            <text:p>0,201059510274433</text:p>
          </table:table-cell>
          <table:table-cell office:value-type="float" office:value="0.105859878256755" calcext:value-type="float">
            <text:p>0,105859878256755</text:p>
          </table:table-cell>
          <table:table-cell office:value-type="float" office:value="0.113203335477337" calcext:value-type="float">
            <text:p>0,113203335477337</text:p>
          </table:table-cell>
          <table:table-cell office:value-type="float" office:value="0.256779452686657" calcext:value-type="float">
            <text:p>0,256779452686657</text:p>
          </table:table-cell>
          <table:table-cell office:value-type="float" office:value="0.265379471242001" calcext:value-type="float">
            <text:p>0,265379471242001</text:p>
          </table:table-cell>
          <table:table-cell office:value-type="float" office:value="0.0894836395702872" calcext:value-type="float">
            <text:p>0,0894836395702872</text:p>
          </table:table-cell>
          <table:table-cell office:value-type="float" office:value="0.101828125484477" calcext:value-type="float">
            <text:p>0,101828125484477</text:p>
          </table:table-cell>
          <table:table-cell office:value-type="float" office:value="0.163713084982936" calcext:value-type="float">
            <text:p>0,163713084982936</text:p>
          </table:table-cell>
          <table:table-cell office:value-type="float" office:value="0.183087542404528" calcext:value-type="float">
            <text:p>0,183087542404528</text:p>
          </table:table-cell>
          <table:table-cell office:value-type="float" office:value="0.103720773986434" calcext:value-type="float">
            <text:p>0,103720773986434</text:p>
          </table:table-cell>
          <table:table-cell office:value-type="float" office:value="0.111473656828862" calcext:value-type="float">
            <text:p>0,111473656828862</text:p>
          </table:table-cell>
          <table:table-cell office:value-type="float" office:value="0.70305675198832" calcext:value-type="float">
            <text:p>0,70305675198832</text:p>
          </table:table-cell>
          <table:table-cell office:value-type="float" office:value="0.71007039017856" calcext:value-type="float">
            <text:p>0,71007039017856</text:p>
          </table:table-cell>
          <table:table-cell office:value-type="float" office:value="0.181105276974288" calcext:value-type="float">
            <text:p>0,181105276974288</text:p>
          </table:table-cell>
          <table:table-cell office:value-type="float" office:value="0.251383374395402" calcext:value-type="float">
            <text:p>0,251383374395402</text:p>
          </table:table-cell>
          <table:table-cell office:value-type="float" office:value="0.435792844318345" calcext:value-type="float">
            <text:p>0,435792844318345</text:p>
          </table:table-cell>
          <table:table-cell office:value-type="float" office:value="0.598286711298713" calcext:value-type="float">
            <text:p>0,598286711298713</text:p>
          </table:table-cell>
          <table:table-cell office:value-type="float" office:value="0.200890028880669" calcext:value-type="float">
            <text:p>0,200890028880669</text:p>
          </table:table-cell>
          <table:table-cell office:value-type="float" office:value="0.263688594702682" calcext:value-type="float">
            <text:p>0,263688594702682</text:p>
          </table:table-cell>
          <table:table-cell table:number-columns-repeated="2" office:value-type="float" office:value="0.769779381268324" calcext:value-type="float">
            <text:p>0,769779381268324</text:p>
          </table:table-cell>
          <table:table-cell office:value-type="float" office:value="0.179867545487121" calcext:value-type="float">
            <text:p>0,179867545487121</text:p>
          </table:table-cell>
          <table:table-cell office:value-type="float" office:value="0.245640642922192" calcext:value-type="float">
            <text:p>0,245640642922192</text:p>
          </table:table-cell>
          <table:table-cell office:value-type="float" office:value="0.372920127301438" calcext:value-type="float">
            <text:p>0,372920127301438</text:p>
          </table:table-cell>
          <table:table-cell office:value-type="float" office:value="0.694226196346367" calcext:value-type="float">
            <text:p>0,694226196346367</text:p>
          </table:table-cell>
          <table:table-cell office:value-type="float" office:value="0.199506389829788" calcext:value-type="float">
            <text:p>0,199506389829788</text:p>
          </table:table-cell>
          <table:table-cell office:value-type="float" office:value="0.252586334727921" calcext:value-type="float">
            <text:p>0,252586334727921</text:p>
          </table:table-cell>
          <table:table-cell table:number-columns-repeated="97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598730697748317" calcext:value-type="float">
            <text:p>0,0598730697748317</text:p>
          </table:table-cell>
          <table:table-cell office:value-type="float" office:value="0.068237895047045" calcext:value-type="float">
            <text:p>0,068237895047045</text:p>
          </table:table-cell>
          <table:table-cell office:value-type="float" office:value="0.0761762759062309" calcext:value-type="float">
            <text:p>0,0761762759062309</text:p>
          </table:table-cell>
          <table:table-cell office:value-type="float" office:value="0.0844839768057239" calcext:value-type="float">
            <text:p>0,0844839768057239</text:p>
          </table:table-cell>
          <table:table-cell office:value-type="float" office:value="0.0873546371477955" calcext:value-type="float">
            <text:p>0,0873546371477955</text:p>
          </table:table-cell>
          <table:table-cell office:value-type="float" office:value="0.0933643496248497" calcext:value-type="float">
            <text:p>0,0933643496248497</text:p>
          </table:table-cell>
          <table:table-cell office:value-type="float" office:value="0.111388684250351" calcext:value-type="float">
            <text:p>0,111388684250351</text:p>
          </table:table-cell>
          <table:table-cell office:value-type="float" office:value="0.115560693383095" calcext:value-type="float">
            <text:p>0,115560693383095</text:p>
          </table:table-cell>
          <table:table-cell office:value-type="float" office:value="0.713347819982019" calcext:value-type="float">
            <text:p>0,713347819982019</text:p>
          </table:table-cell>
          <table:table-cell office:value-type="float" office:value="0.717886376884682" calcext:value-type="float">
            <text:p>0,717886376884682</text:p>
          </table:table-cell>
          <table:table-cell office:value-type="float" office:value="0.713347819982019" calcext:value-type="float">
            <text:p>0,713347819982019</text:p>
          </table:table-cell>
          <table:table-cell office:value-type="float" office:value="0.717886376884682" calcext:value-type="float">
            <text:p>0,717886376884682</text:p>
          </table:table-cell>
          <table:table-cell office:value-type="float" office:value="0.570851236222424" calcext:value-type="float">
            <text:p>0,570851236222424</text:p>
          </table:table-cell>
          <table:table-cell office:value-type="float" office:value="0.577191806554631" calcext:value-type="float">
            <text:p>0,577191806554631</text:p>
          </table:table-cell>
          <table:table-cell office:value-type="float" office:value="0.572182722131454" calcext:value-type="float">
            <text:p>0,572182722131454</text:p>
          </table:table-cell>
          <table:table-cell office:value-type="float" office:value="0.576949955087457" calcext:value-type="float">
            <text:p>0,576949955087457</text:p>
          </table:table-cell>
          <table:table-cell office:value-type="float" office:value="0.191845632900563" calcext:value-type="float">
            <text:p>0,191845632900563</text:p>
          </table:table-cell>
          <table:table-cell office:value-type="float" office:value="0.19182840116948" calcext:value-type="float">
            <text:p>0,19182840116948</text:p>
          </table:table-cell>
          <table:table-cell office:value-type="float" office:value="0.192418816793374" calcext:value-type="float">
            <text:p>0,192418816793374</text:p>
          </table:table-cell>
          <table:table-cell office:value-type="float" office:value="0.19232354477195" calcext:value-type="float">
            <text:p>0,19232354477195</text:p>
          </table:table-cell>
          <table:table-cell office:value-type="float" office:value="0.183146654081246" calcext:value-type="float">
            <text:p>0,183146654081246</text:p>
          </table:table-cell>
          <table:table-cell office:value-type="float" office:value="0.247006077598872" calcext:value-type="float">
            <text:p>0,247006077598872</text:p>
          </table:table-cell>
          <table:table-cell office:value-type="float" office:value="0.104540136927593" calcext:value-type="float">
            <text:p>0,104540136927593</text:p>
          </table:table-cell>
          <table:table-cell office:value-type="float" office:value="0.117113154327769" calcext:value-type="float">
            <text:p>0,117113154327769</text:p>
          </table:table-cell>
          <table:table-cell office:value-type="float" office:value="0.188282532211899" calcext:value-type="float">
            <text:p>0,188282532211899</text:p>
          </table:table-cell>
          <table:table-cell office:value-type="float" office:value="0.215586554228569" calcext:value-type="float">
            <text:p>0,215586554228569</text:p>
          </table:table-cell>
          <table:table-cell office:value-type="float" office:value="0.105798005101179" calcext:value-type="float">
            <text:p>0,105798005101179</text:p>
          </table:table-cell>
          <table:table-cell office:value-type="float" office:value="0.113689135558727" calcext:value-type="float">
            <text:p>0,113689135558727</text:p>
          </table:table-cell>
          <table:table-cell office:value-type="float" office:value="0.176699138931027" calcext:value-type="float">
            <text:p>0,176699138931027</text:p>
          </table:table-cell>
          <table:table-cell office:value-type="float" office:value="0.259658088703648" calcext:value-type="float">
            <text:p>0,259658088703648</text:p>
          </table:table-cell>
          <table:table-cell office:value-type="float" office:value="0.106037750828309" calcext:value-type="float">
            <text:p>0,106037750828309</text:p>
          </table:table-cell>
          <table:table-cell office:value-type="float" office:value="0.117771361152562" calcext:value-type="float">
            <text:p>0,117771361152562</text:p>
          </table:table-cell>
          <table:table-cell office:value-type="float" office:value="0.203682614796776" calcext:value-type="float">
            <text:p>0,203682614796776</text:p>
          </table:table-cell>
          <table:table-cell office:value-type="float" office:value="0.238438654392964" calcext:value-type="float">
            <text:p>0,238438654392964</text:p>
          </table:table-cell>
          <table:table-cell office:value-type="float" office:value="0.107273006277611" calcext:value-type="float">
            <text:p>0,107273006277611</text:p>
          </table:table-cell>
          <table:table-cell office:value-type="float" office:value="0.114553268222488" calcext:value-type="float">
            <text:p>0,114553268222488</text:p>
          </table:table-cell>
          <table:table-cell office:value-type="float" office:value="0.362796824958801" calcext:value-type="float">
            <text:p>0,362796824958801</text:p>
          </table:table-cell>
          <table:table-cell office:value-type="float" office:value="0.963960096122401" calcext:value-type="float">
            <text:p>0,963960096122401</text:p>
          </table:table-cell>
          <table:table-cell office:value-type="float" office:value="0.227604314669589" calcext:value-type="float">
            <text:p>0,227604314669589</text:p>
          </table:table-cell>
          <table:table-cell office:value-type="float" office:value="0.256587019270061" calcext:value-type="float">
            <text:p>0,256587019270061</text:p>
          </table:table-cell>
          <table:table-cell office:value-type="float" office:value="0.581673177001906" calcext:value-type="float">
            <text:p>0,581673177001906</text:p>
          </table:table-cell>
          <table:table-cell office:value-type="float" office:value="0.791182826154816" calcext:value-type="float">
            <text:p>0,791182826154816</text:p>
          </table:table-cell>
          <table:table-cell office:value-type="float" office:value="0.215501420675919" calcext:value-type="float">
            <text:p>0,215501420675919</text:p>
          </table:table-cell>
          <table:table-cell office:value-type="float" office:value="0.270068906345401" calcext:value-type="float">
            <text:p>0,270068906345401</text:p>
          </table:table-cell>
          <table:table-cell office:value-type="float" office:value="0.343905860734846" calcext:value-type="float">
            <text:p>0,343905860734846</text:p>
          </table:table-cell>
          <table:table-cell office:value-type="float" office:value="0.595861914425213" calcext:value-type="float">
            <text:p>0,595861914425213</text:p>
          </table:table-cell>
          <table:table-cell office:value-type="float" office:value="0.238079832337658" calcext:value-type="float">
            <text:p>0,238079832337658</text:p>
          </table:table-cell>
          <table:table-cell office:value-type="float" office:value="0.262496814866347" calcext:value-type="float">
            <text:p>0,262496814866347</text:p>
          </table:table-cell>
          <table:table-cell office:value-type="float" office:value="0.571990419346369" calcext:value-type="float">
            <text:p>0,571990419346369</text:p>
          </table:table-cell>
          <table:table-cell office:value-type="float" office:value="0.725524753672241" calcext:value-type="float">
            <text:p>0,725524753672241</text:p>
          </table:table-cell>
          <table:table-cell office:value-type="float" office:value="0.221936869755471" calcext:value-type="float">
            <text:p>0,221936869755471</text:p>
          </table:table-cell>
          <table:table-cell office:value-type="float" office:value="0.272366131537014" calcext:value-type="float">
            <text:p>0,272366131537014</text:p>
          </table:table-cell>
          <table:table-cell table:number-columns-repeated="97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821294911407619" calcext:value-type="float">
            <text:p>0,0821294911407619</text:p>
          </table:table-cell>
          <table:table-cell office:value-type="float" office:value="0.0708095171806908" calcext:value-type="float">
            <text:p>0,0708095171806908</text:p>
          </table:table-cell>
          <table:table-cell office:value-type="float" office:value="0.0825585273551622" calcext:value-type="float">
            <text:p>0,0825585273551622</text:p>
          </table:table-cell>
          <table:table-cell office:value-type="float" office:value="0.0727986292286672" calcext:value-type="float">
            <text:p>0,0727986292286672</text:p>
          </table:table-cell>
          <table:table-cell office:value-type="float" office:value="0.117891479121789" calcext:value-type="float">
            <text:p>0,117891479121789</text:p>
          </table:table-cell>
          <table:table-cell office:value-type="float" office:value="0.113647125351835" calcext:value-type="float">
            <text:p>0,113647125351835</text:p>
          </table:table-cell>
          <table:table-cell office:value-type="float" office:value="0.0982515548087926" calcext:value-type="float">
            <text:p>0,0982515548087926</text:p>
          </table:table-cell>
          <table:table-cell office:value-type="float" office:value="0.088636798303982" calcext:value-type="float">
            <text:p>0,088636798303982</text:p>
          </table:table-cell>
          <table:table-cell office:value-type="float" office:value="0.713016191937834" calcext:value-type="float">
            <text:p>0,713016191937834</text:p>
          </table:table-cell>
          <table:table-cell office:value-type="float" office:value="0.713648701649639" calcext:value-type="float">
            <text:p>0,713648701649639</text:p>
          </table:table-cell>
          <table:table-cell office:value-type="float" office:value="0.713016191937834" calcext:value-type="float">
            <text:p>0,713016191937834</text:p>
          </table:table-cell>
          <table:table-cell office:value-type="float" office:value="0.713648701649639" calcext:value-type="float">
            <text:p>0,713648701649639</text:p>
          </table:table-cell>
          <table:table-cell office:value-type="float" office:value="0.570144474101934" calcext:value-type="float">
            <text:p>0,570144474101934</text:p>
          </table:table-cell>
          <table:table-cell office:value-type="float" office:value="0.574884999449969" calcext:value-type="float">
            <text:p>0,574884999449969</text:p>
          </table:table-cell>
          <table:table-cell office:value-type="float" office:value="0.572408674941132" calcext:value-type="float">
            <text:p>0,572408674941132</text:p>
          </table:table-cell>
          <table:table-cell office:value-type="float" office:value="0.572711754053178" calcext:value-type="float">
            <text:p>0,572711754053178</text:p>
          </table:table-cell>
          <table:table-cell office:value-type="float" office:value="0.189940887736076" calcext:value-type="float">
            <text:p>0,189940887736076</text:p>
          </table:table-cell>
          <table:table-cell office:value-type="float" office:value="0.192904299551693" calcext:value-type="float">
            <text:p>0,192904299551693</text:p>
          </table:table-cell>
          <table:table-cell office:value-type="float" office:value="0.18643756873807" calcext:value-type="float">
            <text:p>0,18643756873807</text:p>
          </table:table-cell>
          <table:table-cell office:value-type="float" office:value="0.189528274120951" calcext:value-type="float">
            <text:p>0,189528274120951</text:p>
          </table:table-cell>
          <table:table-cell office:value-type="float" office:value="0.317075258954389" calcext:value-type="float">
            <text:p>0,317075258954389</text:p>
          </table:table-cell>
          <table:table-cell office:value-type="float" office:value="0.436710139750673" calcext:value-type="float">
            <text:p>0,436710139750673</text:p>
          </table:table-cell>
          <table:table-cell office:value-type="float" office:value="0.102264910218222" calcext:value-type="float">
            <text:p>0,102264910218222</text:p>
          </table:table-cell>
          <table:table-cell office:value-type="float" office:value="0.112599252954659" calcext:value-type="float">
            <text:p>0,112599252954659</text:p>
          </table:table-cell>
          <table:table-cell office:value-type="float" office:value="0.181457030850124" calcext:value-type="float">
            <text:p>0,181457030850124</text:p>
          </table:table-cell>
          <table:table-cell office:value-type="float" office:value="0.243499952043173" calcext:value-type="float">
            <text:p>0,243499952043173</text:p>
          </table:table-cell>
          <table:table-cell office:value-type="float" office:value="0.109446592073498" calcext:value-type="float">
            <text:p>0,109446592073498</text:p>
          </table:table-cell>
          <table:table-cell office:value-type="float" office:value="0.118367764651118" calcext:value-type="float">
            <text:p>0,118367764651118</text:p>
          </table:table-cell>
          <table:table-cell office:value-type="float" office:value="0.236388631045723" calcext:value-type="float">
            <text:p>0,236388631045723</text:p>
          </table:table-cell>
          <table:table-cell office:value-type="float" office:value="0.308772878296007" calcext:value-type="float">
            <text:p>0,308772878296007</text:p>
          </table:table-cell>
          <table:table-cell office:value-type="float" office:value="0.0908856380307109" calcext:value-type="float">
            <text:p>0,0908856380307109</text:p>
          </table:table-cell>
          <table:table-cell office:value-type="float" office:value="0.100715693873515" calcext:value-type="float">
            <text:p>0,100715693873515</text:p>
          </table:table-cell>
          <table:table-cell office:value-type="float" office:value="0.158390878650961" calcext:value-type="float">
            <text:p>0,158390878650961</text:p>
          </table:table-cell>
          <table:table-cell office:value-type="float" office:value="0.181155576872711" calcext:value-type="float">
            <text:p>0,181155576872711</text:p>
          </table:table-cell>
          <table:table-cell office:value-type="float" office:value="0.0979681585170926" calcext:value-type="float">
            <text:p>0,0979681585170926</text:p>
          </table:table-cell>
          <table:table-cell office:value-type="float" office:value="0.105807121081238" calcext:value-type="float">
            <text:p>0,105807121081238</text:p>
          </table:table-cell>
          <table:table-cell office:value-type="float" office:value="0.841634182786923" calcext:value-type="float">
            <text:p>0,841634182786923</text:p>
          </table:table-cell>
          <table:table-cell office:value-type="float" office:value="0.963031631681438" calcext:value-type="float">
            <text:p>0,963031631681438</text:p>
          </table:table-cell>
          <table:table-cell office:value-type="float" office:value="0.262695621724331" calcext:value-type="float">
            <text:p>0,262695621724331</text:p>
          </table:table-cell>
          <table:table-cell office:value-type="float" office:value="0.306805980390444" calcext:value-type="float">
            <text:p>0,306805980390444</text:p>
          </table:table-cell>
          <table:table-cell office:value-type="float" office:value="0.484973665304008" calcext:value-type="float">
            <text:p>0,484973665304008</text:p>
          </table:table-cell>
          <table:table-cell office:value-type="float" office:value="0.848937997798434" calcext:value-type="float">
            <text:p>0,848937997798434</text:p>
          </table:table-cell>
          <table:table-cell office:value-type="float" office:value="0.252736991911403" calcext:value-type="float">
            <text:p>0,252736991911403</text:p>
          </table:table-cell>
          <table:table-cell office:value-type="float" office:value="0.289747999190814" calcext:value-type="float">
            <text:p>0,289747999190814</text:p>
          </table:table-cell>
          <table:table-cell office:value-type="float" office:value="0.615011479905674" calcext:value-type="float">
            <text:p>0,615011479905674</text:p>
          </table:table-cell>
          <table:table-cell office:value-type="float" office:value="0.893987980883187" calcext:value-type="float">
            <text:p>0,893987980883187</text:p>
          </table:table-cell>
          <table:table-cell office:value-type="float" office:value="0.203137933446439" calcext:value-type="float">
            <text:p>0,203137933446439</text:p>
          </table:table-cell>
          <table:table-cell office:value-type="float" office:value="0.253468661729339" calcext:value-type="float">
            <text:p>0,253468661729339</text:p>
          </table:table-cell>
          <table:table-cell office:value-type="float" office:value="0.395091797023866" calcext:value-type="float">
            <text:p>0,395091797023866</text:p>
          </table:table-cell>
          <table:table-cell office:value-type="float" office:value="0.449188962212355" calcext:value-type="float">
            <text:p>0,449188962212355</text:p>
          </table:table-cell>
          <table:table-cell office:value-type="float" office:value="0.185484278114623" calcext:value-type="float">
            <text:p>0,185484278114623</text:p>
          </table:table-cell>
          <table:table-cell office:value-type="float" office:value="0.237633429211513" calcext:value-type="float">
            <text:p>0,237633429211513</text:p>
          </table:table-cell>
          <table:table-cell table:number-columns-repeated="97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856905154836749" calcext:value-type="float">
            <text:p>0,0856905154836749</text:p>
          </table:table-cell>
          <table:table-cell office:value-type="float" office:value="0.0896267606893139" calcext:value-type="float">
            <text:p>0,0896267606893139</text:p>
          </table:table-cell>
          <table:table-cell office:value-type="float" office:value="0.0633362699011768" calcext:value-type="float">
            <text:p>0,0633362699011768</text:p>
          </table:table-cell>
          <table:table-cell office:value-type="float" office:value="0.0662987847538202" calcext:value-type="float">
            <text:p>0,0662987847538202</text:p>
          </table:table-cell>
          <table:table-cell office:value-type="float" office:value="0.120490674380625" calcext:value-type="float">
            <text:p>0,120490674380625</text:p>
          </table:table-cell>
          <table:table-cell office:value-type="float" office:value="0.115393805496403" calcext:value-type="float">
            <text:p>0,115393805496403</text:p>
          </table:table-cell>
          <table:table-cell office:value-type="float" office:value="0.0909098108762715" calcext:value-type="float">
            <text:p>0,0909098108762715</text:p>
          </table:table-cell>
          <table:table-cell office:value-type="float" office:value="0.0931164707028581" calcext:value-type="float">
            <text:p>0,0931164707028581</text:p>
          </table:table-cell>
          <table:table-cell office:value-type="float" office:value="0.7144146344381" calcext:value-type="float">
            <text:p>0,7144146344381</text:p>
          </table:table-cell>
          <table:table-cell office:value-type="float" office:value="0.715384332874929" calcext:value-type="float">
            <text:p>0,715384332874929</text:p>
          </table:table-cell>
          <table:table-cell office:value-type="float" office:value="0.7144146344381" calcext:value-type="float">
            <text:p>0,7144146344381</text:p>
          </table:table-cell>
          <table:table-cell office:value-type="float" office:value="0.715384332874929" calcext:value-type="float">
            <text:p>0,715384332874929</text:p>
          </table:table-cell>
          <table:table-cell office:value-type="float" office:value="0.566544150994177" calcext:value-type="float">
            <text:p>0,566544150994177</text:p>
          </table:table-cell>
          <table:table-cell office:value-type="float" office:value="0.572329900435513" calcext:value-type="float">
            <text:p>0,572329900435513</text:p>
          </table:table-cell>
          <table:table-cell office:value-type="float" office:value="0.566194856228125" calcext:value-type="float">
            <text:p>0,566194856228125</text:p>
          </table:table-cell>
          <table:table-cell office:value-type="float" office:value="0.57225255571091" calcext:value-type="float">
            <text:p>0,57225255571091</text:p>
          </table:table-cell>
          <table:table-cell office:value-type="float" office:value="0.1890605413701" calcext:value-type="float">
            <text:p>0,1890605413701</text:p>
          </table:table-cell>
          <table:table-cell office:value-type="float" office:value="0.19029797317588" calcext:value-type="float">
            <text:p>0,19029797317588</text:p>
          </table:table-cell>
          <table:table-cell office:value-type="float" office:value="0.1888744009446" calcext:value-type="float">
            <text:p>0,1888744009446</text:p>
          </table:table-cell>
          <table:table-cell office:value-type="float" office:value="0.190124791656799" calcext:value-type="float">
            <text:p>0,190124791656799</text:p>
          </table:table-cell>
          <table:table-cell office:value-type="float" office:value="0.155703602915621" calcext:value-type="float">
            <text:p>0,155703602915621</text:p>
          </table:table-cell>
          <table:table-cell office:value-type="float" office:value="0.28440680661312" calcext:value-type="float">
            <text:p>0,28440680661312</text:p>
          </table:table-cell>
          <table:table-cell office:value-type="float" office:value="0.106535360383747" calcext:value-type="float">
            <text:p>0,106535360383747</text:p>
          </table:table-cell>
          <table:table-cell office:value-type="float" office:value="0.111920755392484" calcext:value-type="float">
            <text:p>0,111920755392484</text:p>
          </table:table-cell>
          <table:table-cell office:value-type="float" office:value="0.199302408244252" calcext:value-type="float">
            <text:p>0,199302408244252</text:p>
          </table:table-cell>
          <table:table-cell office:value-type="float" office:value="0.217965275959774" calcext:value-type="float">
            <text:p>0,217965275959774</text:p>
          </table:table-cell>
          <table:table-cell office:value-type="float" office:value="0.102287115324434" calcext:value-type="float">
            <text:p>0,102287115324434</text:p>
          </table:table-cell>
          <table:table-cell office:value-type="float" office:value="0.109571356094801" calcext:value-type="float">
            <text:p>0,109571356094801</text:p>
          </table:table-cell>
          <table:table-cell office:value-type="float" office:value="0.150379030661183" calcext:value-type="float">
            <text:p>0,150379030661183</text:p>
          </table:table-cell>
          <table:table-cell office:value-type="float" office:value="0.242555945917803" calcext:value-type="float">
            <text:p>0,242555945917803</text:p>
          </table:table-cell>
          <table:table-cell office:value-type="float" office:value="0.106443090741" calcext:value-type="float">
            <text:p>0,106443090741</text:p>
          </table:table-cell>
          <table:table-cell office:value-type="float" office:value="0.113053957913658" calcext:value-type="float">
            <text:p>0,113053957913658</text:p>
          </table:table-cell>
          <table:table-cell office:value-type="float" office:value="0.189400910478119" calcext:value-type="float">
            <text:p>0,189400910478119</text:p>
          </table:table-cell>
          <table:table-cell office:value-type="float" office:value="0.217773400175778" calcext:value-type="float">
            <text:p>0,217773400175778</text:p>
          </table:table-cell>
          <table:table-cell office:value-type="float" office:value="0.102180835227889" calcext:value-type="float">
            <text:p>0,102180835227889</text:p>
          </table:table-cell>
          <table:table-cell office:value-type="float" office:value="0.110727028419162" calcext:value-type="float">
            <text:p>0,110727028419162</text:p>
          </table:table-cell>
          <table:table-cell office:value-type="float" office:value="0.35214295111755" calcext:value-type="float">
            <text:p>0,35214295111755</text:p>
          </table:table-cell>
          <table:table-cell office:value-type="float" office:value="0.96864041303542" calcext:value-type="float">
            <text:p>0,96864041303542</text:p>
          </table:table-cell>
          <table:table-cell office:value-type="float" office:value="0.233427701966236" calcext:value-type="float">
            <text:p>0,233427701966236</text:p>
          </table:table-cell>
          <table:table-cell office:value-type="float" office:value="0.314928519411938" calcext:value-type="float">
            <text:p>0,314928519411938</text:p>
          </table:table-cell>
          <table:table-cell office:value-type="float" office:value="0.521432622893793" calcext:value-type="float">
            <text:p>0,521432622893793</text:p>
          </table:table-cell>
          <table:table-cell office:value-type="float" office:value="0.752734879409728" calcext:value-type="float">
            <text:p>0,752734879409728</text:p>
          </table:table-cell>
          <table:table-cell office:value-type="float" office:value="0.211346985865063" calcext:value-type="float">
            <text:p>0,211346985865063</text:p>
          </table:table-cell>
          <table:table-cell office:value-type="float" office:value="0.245052812637822" calcext:value-type="float">
            <text:p>0,245052812637822</text:p>
          </table:table-cell>
          <table:table-cell office:value-type="float" office:value="0.354441080721192" calcext:value-type="float">
            <text:p>0,354441080721192</text:p>
          </table:table-cell>
          <table:table-cell office:value-type="float" office:value="0.975139678106992" calcext:value-type="float">
            <text:p>0,975139678106992</text:p>
          </table:table-cell>
          <table:table-cell office:value-type="float" office:value="0.234787635508699" calcext:value-type="float">
            <text:p>0,234787635508699</text:p>
          </table:table-cell>
          <table:table-cell office:value-type="float" office:value="0.318646285657206" calcext:value-type="float">
            <text:p>0,318646285657206</text:p>
          </table:table-cell>
          <table:table-cell office:value-type="float" office:value="0.550073819552313" calcext:value-type="float">
            <text:p>0,550073819552313</text:p>
          </table:table-cell>
          <table:table-cell office:value-type="float" office:value="0.774805690274552" calcext:value-type="float">
            <text:p>0,774805690274552</text:p>
          </table:table-cell>
          <table:table-cell office:value-type="float" office:value="0.212504750664458" calcext:value-type="float">
            <text:p>0,212504750664458</text:p>
          </table:table-cell>
          <table:table-cell office:value-type="float" office:value="0.243284412787433" calcext:value-type="float">
            <text:p>0,243284412787433</text:p>
          </table:table-cell>
          <table:table-cell table:number-columns-repeated="97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697907039881791" calcext:value-type="float">
            <text:p>0,0697907039881791</text:p>
          </table:table-cell>
          <table:table-cell office:value-type="float" office:value="0.081952350190192" calcext:value-type="float">
            <text:p>0,081952350190192</text:p>
          </table:table-cell>
          <table:table-cell office:value-type="float" office:value="0.046845179042996" calcext:value-type="float">
            <text:p>0,046845179042996</text:p>
          </table:table-cell>
          <table:table-cell office:value-type="float" office:value="0.0525550431020042" calcext:value-type="float">
            <text:p>0,0525550431020042</text:p>
          </table:table-cell>
          <table:table-cell office:value-type="float" office:value="0.097000756510812" calcext:value-type="float">
            <text:p>0,097000756510812</text:p>
          </table:table-cell>
          <table:table-cell office:value-type="float" office:value="0.104623756428763" calcext:value-type="float">
            <text:p>0,104623756428763</text:p>
          </table:table-cell>
          <table:table-cell office:value-type="float" office:value="0.0634335824064632" calcext:value-type="float">
            <text:p>0,0634335824064632</text:p>
          </table:table-cell>
          <table:table-cell office:value-type="float" office:value="0.0740989759050435" calcext:value-type="float">
            <text:p>0,0740989759050435</text:p>
          </table:table-cell>
          <table:table-cell office:value-type="float" office:value="0.702784270161838" calcext:value-type="float">
            <text:p>0,702784270161838</text:p>
          </table:table-cell>
          <table:table-cell office:value-type="float" office:value="0.714439356896738" calcext:value-type="float">
            <text:p>0,714439356896738</text:p>
          </table:table-cell>
          <table:table-cell office:value-type="float" office:value="0.702784270161838" calcext:value-type="float">
            <text:p>0,702784270161838</text:p>
          </table:table-cell>
          <table:table-cell office:value-type="float" office:value="0.714439354447269" calcext:value-type="float">
            <text:p>0,714439354447269</text:p>
          </table:table-cell>
          <table:table-cell office:value-type="float" office:value="0.573580511991903" calcext:value-type="float">
            <text:p>0,573580511991903</text:p>
          </table:table-cell>
          <table:table-cell office:value-type="float" office:value="0.573846904826558" calcext:value-type="float">
            <text:p>0,573846904826558</text:p>
          </table:table-cell>
          <table:table-cell office:value-type="float" office:value="0.574855437113092" calcext:value-type="float">
            <text:p>0,574855437113092</text:p>
          </table:table-cell>
          <table:table-cell office:value-type="float" office:value="0.572700189891101" calcext:value-type="float">
            <text:p>0,572700189891101</text:p>
          </table:table-cell>
          <table:table-cell office:value-type="float" office:value="0.190893325955533" calcext:value-type="float">
            <text:p>0,190893325955533</text:p>
          </table:table-cell>
          <table:table-cell office:value-type="float" office:value="0.188742091115654" calcext:value-type="float">
            <text:p>0,188742091115654</text:p>
          </table:table-cell>
          <table:table-cell office:value-type="float" office:value="0.19253995551266" calcext:value-type="float">
            <text:p>0,19253995551266</text:p>
          </table:table-cell>
          <table:table-cell office:value-type="float" office:value="0.19024127881243" calcext:value-type="float">
            <text:p>0,19024127881243</text:p>
          </table:table-cell>
          <table:table-cell office:value-type="float" office:value="0.189805740332673" calcext:value-type="float">
            <text:p>0,189805740332673</text:p>
          </table:table-cell>
          <table:table-cell office:value-type="float" office:value="0.266144908470765" calcext:value-type="float">
            <text:p>0,266144908470765</text:p>
          </table:table-cell>
          <table:table-cell office:value-type="float" office:value="0.0988245762683181" calcext:value-type="float">
            <text:p>0,0988245762683181</text:p>
          </table:table-cell>
          <table:table-cell office:value-type="float" office:value="0.102154454354937" calcext:value-type="float">
            <text:p>0,102154454354937</text:p>
          </table:table-cell>
          <table:table-cell office:value-type="float" office:value="0.180326445519493" calcext:value-type="float">
            <text:p>0,180326445519493</text:p>
          </table:table-cell>
          <table:table-cell office:value-type="float" office:value="0.217112176490416" calcext:value-type="float">
            <text:p>0,217112176490416</text:p>
          </table:table-cell>
          <table:table-cell office:value-type="float" office:value="0.0993632901806052" calcext:value-type="float">
            <text:p>0,0993632901806052</text:p>
          </table:table-cell>
          <table:table-cell office:value-type="float" office:value="0.105327326801741" calcext:value-type="float">
            <text:p>0,105327326801741</text:p>
          </table:table-cell>
          <table:table-cell office:value-type="float" office:value="0.286762241934065" calcext:value-type="float">
            <text:p>0,286762241934065</text:p>
          </table:table-cell>
          <table:table-cell office:value-type="float" office:value="0.321340014918482" calcext:value-type="float">
            <text:p>0,321340014918482</text:p>
          </table:table-cell>
          <table:table-cell office:value-type="float" office:value="0.104885247369071" calcext:value-type="float">
            <text:p>0,104885247369071</text:p>
          </table:table-cell>
          <table:table-cell office:value-type="float" office:value="0.110701235730993" calcext:value-type="float">
            <text:p>0,110701235730993</text:p>
          </table:table-cell>
          <table:table-cell office:value-type="float" office:value="0.189471605103967" calcext:value-type="float">
            <text:p>0,189471605103967</text:p>
          </table:table-cell>
          <table:table-cell office:value-type="float" office:value="0.203259413775023" calcext:value-type="float">
            <text:p>0,203259413775023</text:p>
          </table:table-cell>
          <table:table-cell office:value-type="float" office:value="0.105278182541279" calcext:value-type="float">
            <text:p>0,105278182541279</text:p>
          </table:table-cell>
          <table:table-cell office:value-type="float" office:value="0.113765199541555" calcext:value-type="float">
            <text:p>0,113765199541555</text:p>
          </table:table-cell>
          <table:table-cell office:value-type="float" office:value="0.391833650108906" calcext:value-type="float">
            <text:p>0,391833650108906</text:p>
          </table:table-cell>
          <table:table-cell office:value-type="float" office:value="0.954509131480505" calcext:value-type="float">
            <text:p>0,954509131480505</text:p>
          </table:table-cell>
          <table:table-cell office:value-type="float" office:value="0.186384850300492" calcext:value-type="float">
            <text:p>0,186384850300492</text:p>
          </table:table-cell>
          <table:table-cell office:value-type="float" office:value="0.277889928129959" calcext:value-type="float">
            <text:p>0,277889928129959</text:p>
          </table:table-cell>
          <table:table-cell office:value-type="float" office:value="0.445454398762854" calcext:value-type="float">
            <text:p>0,445454398762854</text:p>
          </table:table-cell>
          <table:table-cell office:value-type="float" office:value="0.579990382359816" calcext:value-type="float">
            <text:p>0,579990382359816</text:p>
          </table:table-cell>
          <table:table-cell office:value-type="float" office:value="0.184296848307202" calcext:value-type="float">
            <text:p>0,184296848307202</text:p>
          </table:table-cell>
          <table:table-cell office:value-type="float" office:value="0.257421328480589" calcext:value-type="float">
            <text:p>0,257421328480589</text:p>
          </table:table-cell>
          <table:table-cell office:value-type="float" office:value="0.828314178980417" calcext:value-type="float">
            <text:p>0,828314178980417</text:p>
          </table:table-cell>
          <table:table-cell office:value-type="float" office:value="0.897450128287982" calcext:value-type="float">
            <text:p>0,897450128287982</text:p>
          </table:table-cell>
          <table:table-cell office:value-type="float" office:value="0.212054887564025" calcext:value-type="float">
            <text:p>0,212054887564025</text:p>
          </table:table-cell>
          <table:table-cell office:value-type="float" office:value="0.292892283730356" calcext:value-type="float">
            <text:p>0,292892283730356</text:p>
          </table:table-cell>
          <table:table-cell office:value-type="float" office:value="0.491775123105608" calcext:value-type="float">
            <text:p>0,491775123105608</text:p>
          </table:table-cell>
          <table:table-cell office:value-type="float" office:value="0.743950974469906" calcext:value-type="float">
            <text:p>0,743950974469906</text:p>
          </table:table-cell>
          <table:table-cell office:value-type="float" office:value="0.227860122724896" calcext:value-type="float">
            <text:p>0,227860122724896</text:p>
          </table:table-cell>
          <table:table-cell office:value-type="float" office:value="0.29556039543534" calcext:value-type="float">
            <text:p>0,29556039543534</text:p>
          </table:table-cell>
          <table:table-cell table:number-columns-repeated="97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TESTSET</text:p>
          </table:table-cell>
          <table:table-cell table:style-name="ce1" table:number-columns-repeated="1023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874159528297266" calcext:value-type="float">
            <text:p>0,0874159528297266</text:p>
          </table:table-cell>
          <table:table-cell table:style-name="ce1" office:value-type="float" office:value="0.081952350190192" calcext:value-type="float">
            <text:p>0,081952350190192</text:p>
          </table:table-cell>
          <table:table-cell table:style-name="ce1" office:value-type="float" office:value="0.0961828721625744" calcext:value-type="float">
            <text:p>0,0961828721625744</text:p>
          </table:table-cell>
          <table:table-cell table:style-name="ce1" office:value-type="float" office:value="0.0525550431020042" calcext:value-type="float">
            <text:p>0,0525550431020042</text:p>
          </table:table-cell>
          <table:table-cell table:style-name="ce1" office:value-type="float" office:value="0.0921711104706852" calcext:value-type="float">
            <text:p>0,0921711104706852</text:p>
          </table:table-cell>
          <table:table-cell table:style-name="ce1" office:value-type="float" office:value="0.104623756428763" calcext:value-type="float">
            <text:p>0,104623756428763</text:p>
          </table:table-cell>
          <table:table-cell table:style-name="ce1" office:value-type="float" office:value="0.0991895496087927" calcext:value-type="float">
            <text:p>0,0991895496087927</text:p>
          </table:table-cell>
          <table:table-cell table:style-name="ce1" office:value-type="float" office:value="0.0740989759050435" calcext:value-type="float">
            <text:p>0,0740989759050435</text:p>
          </table:table-cell>
          <table:table-cell table:style-name="ce1" office:value-type="float" office:value="0.749124363805898" calcext:value-type="float">
            <text:p>0,749124363805898</text:p>
          </table:table-cell>
          <table:table-cell table:style-name="ce1" office:value-type="float" office:value="0.714439356896738" calcext:value-type="float">
            <text:p>0,714439356896738</text:p>
          </table:table-cell>
          <table:table-cell table:style-name="ce1" office:value-type="float" office:value="0.749124363805898" calcext:value-type="float">
            <text:p>0,749124363805898</text:p>
          </table:table-cell>
          <table:table-cell table:style-name="ce1" office:value-type="float" office:value="0.714439354447269" calcext:value-type="float">
            <text:p>0,714439354447269</text:p>
          </table:table-cell>
          <table:table-cell table:style-name="ce1" office:value-type="float" office:value="0.475249928368529" calcext:value-type="float">
            <text:p>0,475249928368529</text:p>
          </table:table-cell>
          <table:table-cell table:style-name="ce1" office:value-type="float" office:value="0.573846904826558" calcext:value-type="float">
            <text:p>0,573846904826558</text:p>
          </table:table-cell>
          <table:table-cell table:style-name="ce1" office:value-type="float" office:value="0.476865125610098" calcext:value-type="float">
            <text:p>0,476865125610098</text:p>
          </table:table-cell>
          <table:table-cell table:style-name="ce1" office:value-type="float" office:value="0.572700189891101" calcext:value-type="float">
            <text:p>0,572700189891101</text:p>
          </table:table-cell>
          <table:table-cell table:style-name="ce1" office:value-type="float" office:value="0.148005106384729" calcext:value-type="float">
            <text:p>0,148005106384729</text:p>
          </table:table-cell>
          <table:table-cell table:style-name="ce1" office:value-type="float" office:value="0.188742091115654" calcext:value-type="float">
            <text:p>0,188742091115654</text:p>
          </table:table-cell>
          <table:table-cell table:style-name="ce1" office:value-type="float" office:value="0.149338700650431" calcext:value-type="float">
            <text:p>0,149338700650431</text:p>
          </table:table-cell>
          <table:table-cell table:style-name="ce1" office:value-type="float" office:value="0.19024127881243" calcext:value-type="float">
            <text:p>0,19024127881243</text:p>
          </table:table-cell>
          <table:table-cell table:style-name="ce1" office:value-type="float" office:value="0.0879930211523993" calcext:value-type="float">
            <text:p>0,0879930211523993</text:p>
          </table:table-cell>
          <table:table-cell table:style-name="ce1" office:value-type="float" office:value="0.161032936829897" calcext:value-type="float">
            <text:p>0,161032936829897</text:p>
          </table:table-cell>
          <table:table-cell table:style-name="ce1" office:value-type="float" office:value="0.0878813446951364" calcext:value-type="float">
            <text:p>0,0878813446951364</text:p>
          </table:table-cell>
          <table:table-cell table:style-name="ce1" office:value-type="float" office:value="0.082556781377508" calcext:value-type="float">
            <text:p>0,082556781377508</text:p>
          </table:table-cell>
          <table:table-cell table:style-name="ce1" office:value-type="float" office:value="0.180326445519493" calcext:value-type="float">
            <text:p>0,180326445519493</text:p>
          </table:table-cell>
          <table:table-cell table:style-name="ce1" office:value-type="float" office:value="0.217112176490416" calcext:value-type="float">
            <text:p>0,217112176490416</text:p>
          </table:table-cell>
          <table:table-cell table:style-name="ce1" office:value-type="float" office:value="0.0993632901806052" calcext:value-type="float">
            <text:p>0,0993632901806052</text:p>
          </table:table-cell>
          <table:table-cell table:style-name="ce1" office:value-type="float" office:value="0.105327326801741" calcext:value-type="float">
            <text:p>0,105327326801741</text:p>
          </table:table-cell>
          <table:table-cell table:style-name="ce1" office:value-type="float" office:value="0.120646581762507" calcext:value-type="float">
            <text:p>0,120646581762507</text:p>
          </table:table-cell>
          <table:table-cell table:style-name="ce1" office:value-type="float" office:value="0.168960198383436" calcext:value-type="float">
            <text:p>0,168960198383436</text:p>
          </table:table-cell>
          <table:table-cell table:style-name="ce1" office:value-type="float" office:value="0.0955103111532095" calcext:value-type="float">
            <text:p>0,0955103111532095</text:p>
          </table:table-cell>
          <table:table-cell table:style-name="ce1" office:value-type="float" office:value="0.0860316304699324" calcext:value-type="float">
            <text:p>0,0860316304699324</text:p>
          </table:table-cell>
          <table:table-cell table:style-name="ce1" office:value-type="float" office:value="0.189471605103967" calcext:value-type="float">
            <text:p>0,189471605103967</text:p>
          </table:table-cell>
          <table:table-cell table:style-name="ce1" office:value-type="float" office:value="0.203259413775023" calcext:value-type="float">
            <text:p>0,203259413775023</text:p>
          </table:table-cell>
          <table:table-cell table:style-name="ce1" office:value-type="float" office:value="0.105278182541279" calcext:value-type="float">
            <text:p>0,105278182541279</text:p>
          </table:table-cell>
          <table:table-cell table:style-name="ce1" office:value-type="float" office:value="0.113765199541555" calcext:value-type="float">
            <text:p>0,113765199541555</text:p>
          </table:table-cell>
          <table:table-cell table:style-name="ce1" office:value-type="float" office:value="0.275922553625139" calcext:value-type="float">
            <text:p>0,275922553625139</text:p>
          </table:table-cell>
          <table:table-cell table:style-name="ce1" office:value-type="float" office:value="0.917520324397593" calcext:value-type="float">
            <text:p>0,917520324397593</text:p>
          </table:table-cell>
          <table:table-cell table:style-name="ce1" office:value-type="float" office:value="0.20489227117934" calcext:value-type="float">
            <text:p>0,20489227117934</text:p>
          </table:table-cell>
          <table:table-cell table:style-name="ce1" office:value-type="float" office:value="0.222847655066351" calcext:value-type="float">
            <text:p>0,222847655066351</text:p>
          </table:table-cell>
          <table:table-cell table:style-name="ce1" office:value-type="float" office:value="0.445454398762854" calcext:value-type="float">
            <text:p>0,445454398762854</text:p>
          </table:table-cell>
          <table:table-cell table:style-name="ce1" office:value-type="float" office:value="0.579990382359816" calcext:value-type="float">
            <text:p>0,579990382359816</text:p>
          </table:table-cell>
          <table:table-cell table:style-name="ce1" office:value-type="float" office:value="0.184296848307202" calcext:value-type="float">
            <text:p>0,184296848307202</text:p>
          </table:table-cell>
          <table:table-cell table:style-name="ce1" office:value-type="float" office:value="0.257421328480589" calcext:value-type="float">
            <text:p>0,257421328480589</text:p>
          </table:table-cell>
          <table:table-cell table:style-name="ce1" office:value-type="float" office:value="0.230665387614188" calcext:value-type="float">
            <text:p>0,230665387614188</text:p>
          </table:table-cell>
          <table:table-cell table:style-name="ce1" office:value-type="float" office:value="0.685315214418123" calcext:value-type="float">
            <text:p>0,685315214418123</text:p>
          </table:table-cell>
          <table:table-cell table:style-name="ce1" office:value-type="float" office:value="0.211747532643127" calcext:value-type="float">
            <text:p>0,211747532643127</text:p>
          </table:table-cell>
          <table:table-cell table:style-name="ce1" office:value-type="float" office:value="0.229903624852158" calcext:value-type="float">
            <text:p>0,229903624852158</text:p>
          </table:table-cell>
          <table:table-cell table:style-name="ce1" office:value-type="float" office:value="0.491775123105608" calcext:value-type="float">
            <text:p>0,491775123105608</text:p>
          </table:table-cell>
          <table:table-cell table:style-name="ce1" office:value-type="float" office:value="0.743950974469906" calcext:value-type="float">
            <text:p>0,743950974469906</text:p>
          </table:table-cell>
          <table:table-cell table:style-name="ce1" office:value-type="float" office:value="0.227860122724896" calcext:value-type="float">
            <text:p>0,227860122724896</text:p>
          </table:table-cell>
          <table:table-cell table:style-name="ce1" office:value-type="float" office:value="0.29556039543534" calcext:value-type="float">
            <text:p>0,29556039543534</text:p>
          </table:table-cell>
          <table:table-cell table:style-name="ce1" table:number-columns-repeated="97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06T10:08:58.716208669</dc:date>
    <meta:editing-duration>PT8M47S</meta:editing-duration>
    <meta:editing-cycles>2</meta:editing-cycles>
    <meta:generator>LibreOffice/7.3.7.2$Linux_X86_64 LibreOffice_project/30$Build-2</meta:generator>
    <meta:document-statistic meta:table-count="1" meta:cell-count="637" meta:object-count="0"/>
  </office:meta>
</office:document-meta>
</file>